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1" svg:font-family="" style:font-family-generic="modern" style:font-pitch="variable" style:font-charset="x-symbol"/>
    <style:font-face style:name="Liberation Sans1" svg:font-family="'Liberation Sans'"/>
    <style:font-face style:name="Segoe UI Symbol" svg:font-family="'Segoe UI Symbol'"/>
    <style:font-face style:name="맑은 고딕" svg:font-family="'맑은 고딕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498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3.26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831cm"/>
    </style:style>
    <style:style style:name="co13" style:family="table-column">
      <style:table-column-properties fo:break-before="auto" style:column-width="3.937cm"/>
    </style:style>
    <style:style style:name="co14" style:family="table-column">
      <style:table-column-properties fo:break-before="auto" style:column-width="4.339cm"/>
    </style:style>
    <style:style style:name="co15" style:family="table-column">
      <style:table-column-properties fo:break-before="auto" style:column-width="4.064cm"/>
    </style:style>
    <style:style style:name="co16" style:family="table-column">
      <style:table-column-properties fo:break-before="auto" style:column-width="4.572cm"/>
    </style:style>
    <style:style style:name="co17" style:family="table-column">
      <style:table-column-properties fo:break-before="auto" style:column-width="2.392cm"/>
    </style:style>
    <style:style style:name="co18" style:family="table-column">
      <style:table-column-properties fo:break-before="auto" style:column-width="3.62cm"/>
    </style:style>
    <style:style style:name="co19" style:family="table-column">
      <style:table-column-properties fo:break-before="auto" style:column-width="5.567cm"/>
    </style:style>
    <style:style style:name="co20" style:family="table-column">
      <style:table-column-properties fo:break-before="auto" style:column-width="6.477cm"/>
    </style:style>
    <style:style style:name="co21" style:family="table-column">
      <style:table-column-properties fo:break-before="auto" style:column-width="3.6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ext-properties fo:font-weight="bold" style:font-weight-asian="bold" style:font-weight-complex="bold"/>
      <style:map style:condition="is-true-formula(AND(COUNTIF([.$I$1:.$K$1]; [.I1])&gt;1;NOT(ISBLANK([.I1]))))" style:apply-style-name="cf3" style:base-cell-address="Real_World_Guidelines.I1"/>
    </style:style>
    <style:style style:name="ce9" style:family="table-cell" style:parent-style-name="Default" style:data-style-name="N0">
      <style:text-properties fo:font-style="italic" style:font-style-asian="italic" style:font-style-complex="italic"/>
    </style:style>
    <style:style style:name="ce7" style:family="table-cell" style:parent-style-name="Default" style:data-style-name="N148"/>
    <style:style style:name="ce8" style:family="table-cell" style:parent-style-name="Default" style:data-style-name="N149"/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-asian="Segoe UI Symbol" style:font-name="" style:font-style-asian="normal" style:font-weight-complex="normal" style:font-weight-asian="normal" style:font-size-complex="11pt" style:font-size-asian="11pt" style:font-name-complex="Segoe UI Symbol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3" style:family="text">
      <style:text-properties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" style:font-name-asian="맑은 고딕" style:font-name-complex="맑은 고딕"/>
    </style:style>
    <style:style style:name="T4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Segoe UI Symbol" style:font-name-complex="Segoe UI Symbo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Visual_Ang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9" table:default-cell-style-name="ce1"/>
        <table:table-column table:style-name="co10" table:number-columns-repeated="1004" table:default-cell-style-name="ce1"/>
        <table:table-row table:style-name="ro1">
          <table:table-cell table:style-name="ce2" office:value-type="string" calcext:value-type="string">
            <text:p>Things commonly known for appropriate valu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istance(ft)</text:p>
          </table:table-cell>
          <table:table-cell table:style-name="ce3" office:value-type="string" calcext:value-type="string">
            <text:p>Distance(m)</text:p>
          </table:table-cell>
          <table:table-cell table:style-name="ce3" office:value-type="string" calcext:value-type="string">
            <text:p>Size<text:span text:style-name="T1">(pt)</text:span></text:p>
          </table:table-cell>
          <table:table-cell table:style-name="ce3" office:value-type="string" calcext:value-type="string">
            <text:p>Size(px)</text:p>
          </table:table-cell>
          <table:table-cell table:style-name="ce3" office:value-type="string" calcext:value-type="string">
            <text:p>Size(rem)</text:p>
          </table:table-cell>
          <table:table-cell table:style-name="ce3" office:value-type="string" calcext:value-type="string">
            <text:p>Rate(ft/pt)</text:p>
          </table:table-cell>
          <table:table-cell table:style-name="ce3" office:value-type="string" calcext:value-type="string">
            <text:p>Rate(m/rem)</text:p>
          </table:table-cell>
          <table:table-cell table:style-name="ce3" office:value-type="string" calcext:value-type="string">
            <text:p>Rate(arc minute)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.$A3] * 0.3048" office:value-type="float" office:value="3.048" calcext:value-type="float">
            <text:p>3.048</text:p>
          </table:table-cell>
          <table:table-cell office:value-type="float" office:value="20" calcext:value-type="float">
            <text:p>20</text:p>
          </table:table-cell>
          <table:table-cell table:formula="of:=[.$C3] / 0.75" office:value-type="float" office:value="26.6666666666667" calcext:value-type="float">
            <text:p>26.6666666666667</text:p>
          </table:table-cell>
          <table:table-cell table:formula="of:= [.$D3] / [.$O$20]" office:value-type="float" office:value="1.66666666666667" calcext:value-type="float">
            <text:p>1.66666666666667</text:p>
          </table:table-cell>
          <table:table-cell table:formula="of:= [.$A3] / [.$C3]" office:value-type="float" office:value="0.5" calcext:value-type="float">
            <text:p>0.5</text:p>
          </table:table-cell>
          <table:table-cell table:formula="of:=[.$B3] / [.$E3]" office:value-type="float" office:value="1.8288" calcext:value-type="float">
            <text:p>1.8288</text:p>
          </table:table-cell>
          <table:table-cell table:formula="of:= 60 *  ATAN(([.$D3] *  0.264583) / ([.$B3] * 1000))" office:value-type="float" office:value="0.138888465839921" calcext:value-type="float">
            <text:p>0.138888465839921</text:p>
          </table:table-cell>
          <table:table-cell table:number-columns-repeated="1016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.$A4] * 0.3048" office:value-type="float" office:value="4.572" calcext:value-type="float">
            <text:p>4.572</text:p>
          </table:table-cell>
          <table:table-cell office:value-type="float" office:value="34" calcext:value-type="float">
            <text:p>34</text:p>
          </table:table-cell>
          <table:table-cell table:formula="of:=[.$C4] / 0.75" office:value-type="float" office:value="45.3333333333333" calcext:value-type="float">
            <text:p>45.3333333333333</text:p>
          </table:table-cell>
          <table:table-cell table:formula="of:= [.$D4] / [.$O$20]" office:value-type="float" office:value="2.83333333333333" calcext:value-type="float">
            <text:p>2.83333333333333</text:p>
          </table:table-cell>
          <table:table-cell table:formula="of:= [.$A4] / [.$C4]" office:value-type="float" office:value="0.441176470588235" calcext:value-type="float">
            <text:p>0.441176470588235</text:p>
          </table:table-cell>
          <table:table-cell table:formula="of:=[.$B4] / [.$E4]" office:value-type="float" office:value="1.61364705882353" calcext:value-type="float">
            <text:p>1.61364705882353</text:p>
          </table:table-cell>
          <table:table-cell table:formula="of:= 60 *  ATAN(([.$D4] *  0.264583) / ([.$B4] * 1000))" office:value-type="float" office:value="0.157406847981552" calcext:value-type="float">
            <text:p>0.157406847981552</text:p>
          </table:table-cell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.$A5] * 0.3048" office:value-type="float" office:value="6.096" calcext:value-type="float">
            <text:p>6.096</text:p>
          </table:table-cell>
          <table:table-cell office:value-type="float" office:value="50" calcext:value-type="float">
            <text:p>50</text:p>
          </table:table-cell>
          <table:table-cell table:formula="of:=[.$C5] / 0.75" office:value-type="float" office:value="66.6666666666667" calcext:value-type="float">
            <text:p>66.6666666666667</text:p>
          </table:table-cell>
          <table:table-cell table:formula="of:= [.$D5] / [.$O$20]" office:value-type="float" office:value="4.16666666666667" calcext:value-type="float">
            <text:p>4.16666666666667</text:p>
          </table:table-cell>
          <table:table-cell table:formula="of:= [.$A5] / [.$C5]" office:value-type="float" office:value="0.4" calcext:value-type="float">
            <text:p>0.4</text:p>
          </table:table-cell>
          <table:table-cell table:formula="of:=[.$B5] / [.$E5]" office:value-type="float" office:value="1.46304" calcext:value-type="float">
            <text:p>1.46304</text:p>
          </table:table-cell>
          <table:table-cell table:formula="of:= 60 *  ATAN(([.$D5] *  0.264583) / ([.$B5] * 1000))" office:value-type="float" office:value="0.173610407875968" calcext:value-type="float">
            <text:p>0.173610407875968</text:p>
          </table:table-cell>
          <table:table-cell table:number-columns-repeated="101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.$A6] * 0.3048" office:value-type="float" office:value="7.62" calcext:value-type="float">
            <text:p>7.62</text:p>
          </table:table-cell>
          <table:table-cell office:value-type="float" office:value="66" calcext:value-type="float">
            <text:p>66</text:p>
          </table:table-cell>
          <table:table-cell table:formula="of:=[.$C6] / 0.75" office:value-type="float" office:value="88" calcext:value-type="float">
            <text:p>88</text:p>
          </table:table-cell>
          <table:table-cell table:formula="of:= [.$D6] / [.$O$20]" office:value-type="float" office:value="5.5" calcext:value-type="float">
            <text:p>5.5</text:p>
          </table:table-cell>
          <table:table-cell table:formula="of:= [.$A6] / [.$C6]" office:value-type="float" office:value="0.378787878787879" calcext:value-type="float">
            <text:p>0.378787878787879</text:p>
          </table:table-cell>
          <table:table-cell table:formula="of:=[.$B6] / [.$E6]" office:value-type="float" office:value="1.38545454545455" calcext:value-type="float">
            <text:p>1.38545454545455</text:p>
          </table:table-cell>
          <table:table-cell table:formula="of:= 60 *  ATAN(([.$D6] *  0.264583) / ([.$B6] * 1000))" office:value-type="float" office:value="0.183332531808572" calcext:value-type="float">
            <text:p>0.183332531808572</text:p>
          </table:table-cell>
          <table:table-cell table:number-columns-repeated="101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.$A7] * 0.3048" office:value-type="float" office:value="10.668" calcext:value-type="float">
            <text:p>10.668</text:p>
          </table:table-cell>
          <table:table-cell office:value-type="float" office:value="100" calcext:value-type="float">
            <text:p>100</text:p>
          </table:table-cell>
          <table:table-cell table:formula="of:=[.$C7] / 0.75" office:value-type="float" office:value="133.333333333333" calcext:value-type="float">
            <text:p>133.333333333333</text:p>
          </table:table-cell>
          <table:table-cell table:formula="of:= [.$D7] / [.$O$20]" office:value-type="float" office:value="8.33333333333333" calcext:value-type="float">
            <text:p>8.33333333333333</text:p>
          </table:table-cell>
          <table:table-cell table:formula="of:= [.$A7] / [.$C7]" office:value-type="float" office:value="0.35" calcext:value-type="float">
            <text:p>0.35</text:p>
          </table:table-cell>
          <table:table-cell table:formula="of:=[.$B7] / [.$E7]" office:value-type="float" office:value="1.28016" calcext:value-type="float">
            <text:p>1.28016</text:p>
          </table:table-cell>
          <table:table-cell table:formula="of:= 60 *  ATAN(([.$D7] *  0.264583) / ([.$B7] * 1000))" office:value-type="float" office:value="0.198411725207764" calcext:value-type="float">
            <text:p>0.198411725207764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[.$A8] * 0.3048" office:value-type="float" office:value="15.24" calcext:value-type="float">
            <text:p>15.24</text:p>
          </table:table-cell>
          <table:table-cell office:value-type="float" office:value="133" calcext:value-type="float">
            <text:p>133</text:p>
          </table:table-cell>
          <table:table-cell table:formula="of:=[.$C8] / 0.75" office:value-type="float" office:value="177.333333333333" calcext:value-type="float">
            <text:p>177.333333333333</text:p>
          </table:table-cell>
          <table:table-cell table:formula="of:= [.$D8] / [.$O$20]" office:value-type="float" office:value="11.0833333333333" calcext:value-type="float">
            <text:p>11.0833333333333</text:p>
          </table:table-cell>
          <table:table-cell table:formula="of:= [.$A8] / [.$C8]" office:value-type="float" office:value="0.37593984962406" calcext:value-type="float">
            <text:p>0.37593984962406</text:p>
          </table:table-cell>
          <table:table-cell table:formula="of:=[.$B8] / [.$E8]" office:value-type="float" office:value="1.37503759398496" calcext:value-type="float">
            <text:p>1.37503759398496</text:p>
          </table:table-cell>
          <table:table-cell table:formula="of:= 60 *  ATAN(([.$D8] *  0.264583) / ([.$B8] * 1000))" office:value-type="float" office:value="0.184721405882118" calcext:value-type="float">
            <text:p>0.184721405882118</text:p>
          </table:table-cell>
          <table:table-cell table:number-columns-repeated="1016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[.$A9] * 0.3048" office:value-type="float" office:value="22.86" calcext:value-type="float">
            <text:p>22.86</text:p>
          </table:table-cell>
          <table:table-cell office:value-type="float" office:value="200" calcext:value-type="float">
            <text:p>200</text:p>
          </table:table-cell>
          <table:table-cell table:formula="of:=[.$C9] / 0.75" office:value-type="float" office:value="266.666666666667" calcext:value-type="float">
            <text:p>266.666666666667</text:p>
          </table:table-cell>
          <table:table-cell table:formula="of:= [.$D9] / [.$O$20]" office:value-type="float" office:value="16.6666666666667" calcext:value-type="float">
            <text:p>16.6666666666667</text:p>
          </table:table-cell>
          <table:table-cell table:formula="of:= [.$A9] / [.$C9]" office:value-type="float" office:value="0.375" calcext:value-type="float">
            <text:p>0.375</text:p>
          </table:table-cell>
          <table:table-cell table:formula="of:=[.$B9] / [.$E9]" office:value-type="float" office:value="1.3716" calcext:value-type="float">
            <text:p>1.3716</text:p>
          </table:table-cell>
          <table:table-cell table:formula="of:= 60 *  ATAN(([.$D9] *  0.264583) / ([.$B9] * 1000))" office:value-type="float" office:value="0.185184363862716" calcext:value-type="float">
            <text:p>0.185184363862716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Screen Size(‘’)</text:p>
          </table:table-cell>
          <table:table-cell table:style-name="ce3" office:value-type="string" calcext:value-type="string">
            <text:p>Distance(ft)</text:p>
          </table:table-cell>
          <table:table-cell table:style-name="ce3" office:value-type="string" calcext:value-type="string">
            <text:p>Distance(m)</text:p>
          </table:table-cell>
          <table:table-cell table:number-columns-repeated="1021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 [.$B12] * 0.3048" office:value-type="float" office:value="1.8288" calcext:value-type="float">
            <text:p>1.8288</text:p>
          </table:table-cell>
          <table:table-cell table:number-columns-repeated="1021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 [.$B13] * 0.3048" office:value-type="float" office:value="3.048" calcext:value-type="float">
            <text:p>3.048</text:p>
          </table:table-cell>
          <table:table-cell table:number-columns-repeated="1021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 [.$B14] * 0.3048" office:value-type="float" office:value="3.6576" calcext:value-type="float">
            <text:p>3.6576</text:p>
          </table:table-cell>
          <table:table-cell table:number-columns-repeated="102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formula="of:= [.$B15] * 0.3048" office:value-type="float" office:value="4.8768" calcext:value-type="float">
            <text:p>4.8768</text:p>
          </table:table-cell>
          <table:table-cell table:number-columns-repeated="1021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formula="of:= [.$B16] * 0.3048" office:value-type="float" office:value="5.4864" calcext:value-type="float">
            <text:p>5.486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Values</text:p>
          </table:table-cell>
          <table:table-cell table:number-columns-repeated="13"/>
          <table:table-cell table:style-name="ce2" office:value-type="string" calcext:value-type="string">
            <text:p>Constant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Distance(mm)</text:p>
          </table:table-cell>
          <table:table-cell table:style-name="ce3" office:value-type="string" calcext:value-type="string">
            <text:p>Screen Size(in)</text:p>
          </table:table-cell>
          <table:table-cell table:style-name="ce3" office:value-type="string" calcext:value-type="string">
            <text:p>Horizontal Resolution(px)</text:p>
          </table:table-cell>
          <table:table-cell table:style-name="ce3" office:value-type="string" calcext:value-type="string">
            <text:p>Vertical Resolution(px)</text:p>
          </table:table-cell>
          <table:table-cell table:style-name="ce3" office:value-type="string" calcext:value-type="string">
            <text:p>Font Size(px)</text:p>
          </table:table-cell>
          <table:table-cell table:style-name="ce3" office:value-type="string" calcext:value-type="string">
            <text:p>16 arc</text:p>
          </table:table-cell>
          <table:table-cell table:style-name="ce3" office:value-type="string" calcext:value-type="string">
            <text:p>20 arc</text:p>
          </table:table-cell>
          <table:table-cell table:style-name="ce3" office:value-type="string" calcext:value-type="string">
            <text:p>50 arc</text:p>
          </table:table-cell>
          <table:table-cell table:style-name="ce3" office:value-type="string" calcext:value-type="string">
            <text:p>60 arc</text:p>
          </table:table-cell>
          <table:table-cell table:style-name="ce3" office:value-type="string" calcext:value-type="string">
            <text:p>20 arc vs Default</text:p>
          </table:table-cell>
          <table:table-cell table:style-name="ce3" office:value-type="string" calcext:value-type="string">
            <text:p>60 arc – Default(vw)</text:p>
          </table:table-cell>
          <table:table-cell table:number-columns-repeated="2"/>
          <table:table-cell table:style-name="ce3" office:value-type="string" calcext:value-type="string">
            <text:p>Default Size<text:span text:style-name="T1">(px)</text:span></text:p>
          </table:table-cell>
          <table:table-cell table:style-name="ce3" office:value-type="string" calcext:value-type="string">
            <text:p>Angle<text:span text:style-name="T1">(arc minute)</text:span>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in</text:p>
          </table:table-cell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([.$B20] * TAN((PI()*[.P$20]) / 10800) * SQRT([.$D20]^2 + [.$E20]^2)) / (54 * [.$C21])" office:value-type="float" office:value="1.48333687028735" calcext:value-type="float">
            <text:p>1.48333687028735</text:p>
          </table:table-cell>
          <table:table-cell table:formula="of:=([.$B20] * TAN((PI()*[.Q$20]) / 10800) * SQRT([.$D20]^2 + [.$E20]^2)) / (54 * [.$C21])" office:value-type="float" office:value="2.37334943531747" calcext:value-type="float">
            <text:p>2.37334943531747</text:p>
          </table:table-cell>
          <table:table-cell table:formula="of:=([.$B20] * TAN((PI()*[.R$20]) / 10800) * SQRT([.$D20]^2 + [.$E20]^2)) / (54 * [.$C21])" office:value-type="float" office:value="2.96669884372039" calcext:value-type="float">
            <text:p>2.96669884372039</text:p>
          </table:table-cell>
          <table:table-cell table:formula="of:=([.$B20] * TAN((PI()*[.S$20]) / 10800) * SQRT([.$D20]^2 + [.$E20]^2)) / (54 * [.$C21])" office:value-type="float" office:value="7.41718645003899" calcext:value-type="float">
            <text:p>7.41718645003899</text:p>
          </table:table-cell>
          <table:table-cell table:formula="of:=([.$B20] * TAN((PI()*[.T$20]) / 10800) * SQRT([.$D20]^2 + [.$E20]^2)) / (54 * [.$C21])" office:value-type="float" office:value="8.90089992699597" calcext:value-type="float">
            <text:p>8.90089992699597</text:p>
          </table:table-cell>
          <table:table-cell table:formula="of:= [.$O$20] / [.$H20]" office:value-type="float" office:value="5.39319993125261" calcext:value-type="float">
            <text:p>5.39319993125261</text:p>
          </table:table-cell>
          <table:table-cell table:formula="of:=([.$J20] - [.$O$20]) / ([.$D20] / 100)" office:value-type="float" office:value="-0.36974479546896" calcext:value-type="float">
            <text:p>-0.369744795468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max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5120" calcext:value-type="float">
            <text:p>5120</text:p>
          </table:table-cell>
          <table:table-cell office:value-type="float" office:value="2880" calcext:value-type="float">
            <text:p>2880</text:p>
          </table:table-cell>
          <table:table-cell table:formula="of:=([.$B21] * TAN((PI()*[.P$20]) / 10800) * SQRT([.$D21]^2 + [.$E21]^2)) / (54 * [.$C20])" office:value-type="float" office:value="10.5481732998211" calcext:value-type="float">
            <text:p>10.5481732998211</text:p>
          </table:table-cell>
          <table:table-cell table:formula="of:=([.$B21] * TAN((PI()*[.Q$20]) / 10800) * SQRT([.$D21]^2 + [.$E21]^2)) / (54 * [.$C20])" office:value-type="float" office:value="16.8771515400353" calcext:value-type="float">
            <text:p>16.8771515400353</text:p>
          </table:table-cell>
          <table:table-cell table:formula="of:=([.$B21] * TAN((PI()*[.R$20]) / 10800) * SQRT([.$D21]^2 + [.$E21]^2)) / (54 * [.$C20])" office:value-type="float" office:value="21.0965251109005" calcext:value-type="float">
            <text:p>21.0965251109005</text:p>
          </table:table-cell>
          <table:table-cell table:formula="of:=([.$B21] * TAN((PI()*[.S$20]) / 10800) * SQRT([.$D21]^2 + [.$E21]^2)) / (54 * [.$C20])" office:value-type="float" office:value="52.744436978055" calcext:value-type="float">
            <text:p>52.744436978055</text:p>
          </table:table-cell>
          <table:table-cell table:formula="of:=([.$B21] * TAN((PI()*[.T$20]) / 10800) * SQRT([.$D21]^2 + [.$E21]^2)) / (54 * [.$C20])" office:value-type="float" office:value="63.2952883697491" calcext:value-type="float">
            <text:p>63.2952883697491</text:p>
          </table:table-cell>
          <table:table-cell table:formula="of:= [.$O$20] / [.$H21]" office:value-type="float" office:value="0.758418740332399" calcext:value-type="float">
            <text:p>0.758418740332399</text:p>
          </table:table-cell>
          <table:table-cell table:formula="of:=([.$J21] - [.$O$20]) / ([.$D21] / 100)" office:value-type="float" office:value="0.923736100971662" calcext:value-type="float">
            <text:p>0.923736100971662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bl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n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office:value-type="float" office:value="1280" calcext:value-type="float">
            <text:p>1280</text:p>
          </table:table-cell>
          <table:table-cell table:formula="of:=([.$B23] * TAN((PI()*[.P$20]) / 10800) * SQRT([.$D23]^2 + [.$E23]^2)) / (54 * [.$C24])" office:value-type="float" office:value="1.89095029272344" calcext:value-type="float">
            <text:p>1.89095029272344</text:p>
          </table:table-cell>
          <table:table-cell table:formula="of:=([.$B23] * TAN((PI()*[.Q$20]) / 10800) * SQRT([.$D23]^2 + [.$E23]^2)) / (54 * [.$C24])" office:value-type="float" office:value="3.02553378085936" calcext:value-type="float">
            <text:p>3.02553378085936</text:p>
          </table:table-cell>
          <table:table-cell table:formula="of:=([.$B23] * TAN((PI()*[.R$20]) / 10800) * SQRT([.$D23]^2 + [.$E23]^2)) / (54 * [.$C24])" office:value-type="float" office:value="3.78193258680924" calcext:value-type="float">
            <text:p>3.78193258680924</text:p>
          </table:table-cell>
          <table:table-cell table:formula="of:=([.$B23] * TAN((PI()*[.S$20]) / 10800) * SQRT([.$D23]^2 + [.$E23]^2)) / (54 * [.$C24])" office:value-type="float" office:value="9.45539153635989" calcext:value-type="float">
            <text:p>9.45539153635989</text:p>
          </table:table-cell>
          <table:table-cell table:formula="of:=([.$B23] * TAN((PI()*[.T$20]) / 10800) * SQRT([.$D23]^2 + [.$E23]^2)) / (54 * [.$C24])" office:value-type="float" office:value="11.346821925349" calcext:value-type="float">
            <text:p>11.346821925349</text:p>
          </table:table-cell>
          <table:table-cell table:formula="of:= [.$O$20] / [.$H23]" office:value-type="float" office:value="4.23064124828807" calcext:value-type="float">
            <text:p>4.23064124828807</text:p>
          </table:table-cell>
          <table:table-cell table:formula="of:=([.$J23] - [.$O$20]) / ([.$D23] / 100)" office:value-type="float" office:value="-0.581647259331372" calcext:value-type="float">
            <text:p>-0.58164725933137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x</text:p>
          </table:table-cell>
          <table:table-cell office:value-type="float" office:value="500" calcext:value-type="float">
            <text:p>500</text:p>
          </table:table-cell>
          <table:table-cell office:value-type="float" office:value="12.9" calcext:value-type="float">
            <text:p>12.9</text:p>
          </table:table-cell>
          <table:table-cell office:value-type="float" office:value="2048" calcext:value-type="float">
            <text:p>2048</text:p>
          </table:table-cell>
          <table:table-cell office:value-type="float" office:value="2732" calcext:value-type="float">
            <text:p>2732</text:p>
          </table:table-cell>
          <table:table-cell table:formula="of:=([.$B24] * TAN((PI()*[.P$20]) / 10800) * SQRT([.$D24]^2 + [.$E24]^2)) / (54 * [.$C23])" office:value-type="float" office:value="13.1377186285269" calcext:value-type="float">
            <text:p>13.1377186285269</text:p>
          </table:table-cell>
          <table:table-cell table:formula="of:=([.$B24] * TAN((PI()*[.Q$20]) / 10800) * SQRT([.$D24]^2 + [.$E24]^2)) / (54 * [.$C23])" office:value-type="float" office:value="21.0204422966537" calcext:value-type="float">
            <text:p>21.0204422966537</text:p>
          </table:table-cell>
          <table:table-cell table:formula="of:=([.$B24] * TAN((PI()*[.R$20]) / 10800) * SQRT([.$D24]^2 + [.$E24]^2)) / (54 * [.$C23])" office:value-type="float" office:value="26.2756595922977" calcext:value-type="float">
            <text:p>26.2756595922977</text:p>
          </table:table-cell>
          <table:table-cell table:formula="of:=([.$B24] * TAN((PI()*[.S$20]) / 10800) * SQRT([.$D24]^2 + [.$E24]^2)) / (54 * [.$C23])" office:value-type="float" office:value="65.6930401635995" calcext:value-type="float">
            <text:p>65.6930401635995</text:p>
          </table:table-cell>
          <table:table-cell table:formula="of:=([.$B24] * TAN((PI()*[.T$20]) / 10800) * SQRT([.$D24]^2 + [.$E24]^2)) / (54 * [.$C23])" office:value-type="float" office:value="78.8340943476286" calcext:value-type="float">
            <text:p>78.8340943476286</text:p>
          </table:table-cell>
          <table:table-cell table:formula="of:= [.$O$20] / [.$H24]" office:value-type="float" office:value="0.608928576799273" calcext:value-type="float">
            <text:p>0.608928576799273</text:p>
          </table:table-cell>
          <table:table-cell table:formula="of:=([.$J24] - [.$O$20]) / ([.$D24] / 100)" office:value-type="float" office:value="3.0680710130678" calcext:value-type="float">
            <text:p>3.068071013067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ho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in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40" calcext:value-type="float">
            <text:p>640</text:p>
          </table:table-cell>
          <table:table-cell office:value-type="float" office:value="1136" calcext:value-type="float">
            <text:p>1136</text:p>
          </table:table-cell>
          <table:table-cell table:formula="of:=([.$B26] * TAN((PI()*[.P$20]) / 10800) * SQRT([.$D26]^2 + [.$E26]^2)) / (54 * [.$C27])" office:value-type="float" office:value="2.16116011622794" calcext:value-type="float">
            <text:p>2.16116011622794</text:p>
          </table:table-cell>
          <table:table-cell table:formula="of:=([.$B26] * TAN((PI()*[.Q$20]) / 10800) * SQRT([.$D26]^2 + [.$E26]^2)) / (54 * [.$C27])" office:value-type="float" office:value="3.45787140077399" calcext:value-type="float">
            <text:p>3.45787140077399</text:p>
          </table:table-cell>
          <table:table-cell table:formula="of:=([.$B26] * TAN((PI()*[.R$20]) / 10800) * SQRT([.$D26]^2 + [.$E26]^2)) / (54 * [.$C27])" office:value-type="float" office:value="4.32235680669492" calcext:value-type="float">
            <text:p>4.32235680669492</text:p>
          </table:table-cell>
          <table:table-cell table:formula="of:=([.$B26] * TAN((PI()*[.S$20]) / 10800) * SQRT([.$D26]^2 + [.$E26]^2)) / (54 * [.$C27])" office:value-type="float" office:value="10.8065321179169" calcext:value-type="float">
            <text:p>10.8065321179169</text:p>
          </table:table-cell>
          <table:table-cell table:formula="of:=([.$B26] * TAN((PI()*[.T$20]) / 10800) * SQRT([.$D26]^2 + [.$E26]^2)) / (54 * [.$C27])" office:value-type="float" office:value="12.9682409343964" calcext:value-type="float">
            <text:p>12.9682409343964</text:p>
          </table:table-cell>
          <table:table-cell table:formula="of:= [.$O$20] / [.$H26]" office:value-type="float" office:value="3.70168422357394" calcext:value-type="float">
            <text:p>3.70168422357394</text:p>
          </table:table-cell>
          <table:table-cell table:formula="of:=([.$J26] - [.$O$20]) / ([.$D26] / 100)" office:value-type="float" office:value="-0.473712354000557" calcext:value-type="float">
            <text:p>-0.473712354000557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x</text:p>
          </table:table-cell>
          <table:table-cell office:value-type="float" office:value="400" calcext:value-type="float">
            <text:p>400</text:p>
          </table:table-cell>
          <table:table-cell office:value-type="float" office:value="6.5" calcext:value-type="float">
            <text:p>6.5</text:p>
          </table:table-cell>
          <table:table-cell office:value-type="float" office:value="1242" calcext:value-type="float">
            <text:p>1242</text:p>
          </table:table-cell>
          <table:table-cell office:value-type="float" office:value="2688" calcext:value-type="float">
            <text:p>2688</text:p>
          </table:table-cell>
          <table:table-cell table:formula="of:=([.$B27] * TAN((PI()*[.P$20]) / 10800) * SQRT([.$D27]^2 + [.$E27]^2)) / (54 * [.$C26])" office:value-type="float" office:value="15.950767120433" calcext:value-type="float">
            <text:p>15.950767120433</text:p>
          </table:table-cell>
          <table:table-cell table:formula="of:=([.$B27] * TAN((PI()*[.Q$20]) / 10800) * SQRT([.$D27]^2 + [.$E27]^2)) / (54 * [.$C26])" office:value-type="float" office:value="25.5213396878799" calcext:value-type="float">
            <text:p>25.5213396878799</text:p>
          </table:table-cell>
          <table:table-cell table:formula="of:=([.$B27] * TAN((PI()*[.R$20]) / 10800) * SQRT([.$D27]^2 + [.$E27]^2)) / (54 * [.$C26])" office:value-type="float" office:value="31.9018041825353" calcext:value-type="float">
            <text:p>31.9018041825353</text:p>
          </table:table-cell>
          <table:table-cell table:formula="of:=([.$B27] * TAN((PI()*[.S$20]) / 10800) * SQRT([.$D27]^2 + [.$E27]^2)) / (54 * [.$C26])" office:value-type="float" office:value="79.7592348193195" calcext:value-type="float">
            <text:p>79.7592348193195</text:p>
          </table:table-cell>
          <table:table-cell table:formula="of:=([.$B27] * TAN((PI()*[.T$20]) / 10800) * SQRT([.$D27]^2 + [.$E27]^2)) / (54 * [.$C26])" office:value-type="float" office:value="95.7140517044443" calcext:value-type="float">
            <text:p>95.7140517044443</text:p>
          </table:table-cell>
          <table:table-cell table:formula="of:= [.$O$20] / [.$H27]" office:value-type="float" office:value="0.501539032352259" calcext:value-type="float">
            <text:p>0.501539032352259</text:p>
          </table:table-cell>
          <table:table-cell table:formula="of:=([.$J27] - [.$O$20]) / ([.$D27] / 100)" office:value-type="float" office:value="6.41820062032563" calcext:value-type="float">
            <text:p>6.4182006203256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riteria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High-Desktop</text:p>
          </table:table-cell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table:formula="of:=([.$B30] * TAN((PI()*[.P$20]) / 10800) * SQRT([.$D30]^2 + [.$E30]^2)) / (54 * [.$C30])" office:value-type="float" office:value="4.45001061086204" calcext:value-type="float">
            <text:p>4.45001061086204</text:p>
          </table:table-cell>
          <table:table-cell table:formula="of:=([.$B30] * TAN((PI()*[.Q$20]) / 10800) * SQRT([.$D30]^2 + [.$E30]^2)) / (54 * [.$C30])" office:value-type="float" office:value="7.1200483059524" calcext:value-type="float">
            <text:p>7.1200483059524</text:p>
          </table:table-cell>
          <table:table-cell table:formula="of:=([.$B30] * TAN((PI()*[.R$20]) / 10800) * SQRT([.$D30]^2 + [.$E30]^2)) / (54 * [.$C30])" office:value-type="float" office:value="8.90009653116116" calcext:value-type="float">
            <text:p>8.90009653116116</text:p>
          </table:table-cell>
          <table:table-cell table:formula="of:=([.$B30] * TAN((PI()*[.S$20]) / 10800) * SQRT([.$D30]^2 + [.$E30]^2)) / (54 * [.$C30])" office:value-type="float" office:value="22.251559350117" calcext:value-type="float">
            <text:p>22.251559350117</text:p>
          </table:table-cell>
          <table:table-cell table:formula="of:=([.$B30] * TAN((PI()*[.T$20]) / 10800) * SQRT([.$D30]^2 + [.$E30]^2)) / (54 * [.$C30])" office:value-type="float" office:value="26.7026997809879" calcext:value-type="float">
            <text:p>26.7026997809879</text:p>
          </table:table-cell>
          <table:table-cell table:formula="of:= [.$O$20] / [.$H30]" office:value-type="float" office:value="1.79773331041754" calcext:value-type="float">
            <text:p>1.79773331041754</text:p>
          </table:table-cell>
          <table:table-cell table:formula="of:=([.$J30] - [.$O$20]) / ([.$D30] / 100)" office:value-type="float" office:value="0.278716140129893" calcext:value-type="float">
            <text:p>0.27871614012989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Desktop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([.$B31] * TAN((PI()*[.P$20]) / 10800) * SQRT([.$D31]^2 + [.$E31]^2)) / (54 * [.$C31])" office:value-type="float" office:value="2.96667374057469" calcext:value-type="float">
            <text:p>2.96667374057469</text:p>
          </table:table-cell>
          <table:table-cell table:formula="of:=([.$B31] * TAN((PI()*[.Q$20]) / 10800) * SQRT([.$D31]^2 + [.$E31]^2)) / (54 * [.$C31])" office:value-type="float" office:value="4.74669887063493" calcext:value-type="float">
            <text:p>4.74669887063493</text:p>
          </table:table-cell>
          <table:table-cell table:formula="of:=([.$B31] * TAN((PI()*[.R$20]) / 10800) * SQRT([.$D31]^2 + [.$E31]^2)) / (54 * [.$C31])" office:value-type="float" office:value="5.93339768744077" calcext:value-type="float">
            <text:p>5.93339768744077</text:p>
          </table:table-cell>
          <table:table-cell table:formula="of:=([.$B31] * TAN((PI()*[.S$20]) / 10800) * SQRT([.$D31]^2 + [.$E31]^2)) / (54 * [.$C31])" office:value-type="float" office:value="14.834372900078" calcext:value-type="float">
            <text:p>14.834372900078</text:p>
          </table:table-cell>
          <table:table-cell table:formula="of:=([.$B31] * TAN((PI()*[.T$20]) / 10800) * SQRT([.$D31]^2 + [.$E31]^2)) / (54 * [.$C31])" office:value-type="float" office:value="17.8017998539919" calcext:value-type="float">
            <text:p>17.8017998539919</text:p>
          </table:table-cell>
          <table:table-cell table:formula="of:= [.$O$20] / [.$H31]" office:value-type="float" office:value="2.69659996562631" calcext:value-type="float">
            <text:p>2.69659996562631</text:p>
          </table:table-cell>
          <table:table-cell table:formula="of:=([.$J31] - [.$O$20]) / ([.$D31] / 100)" office:value-type="float" office:value="0.0938437423954132" calcext:value-type="float">
            <text:p>0.093843742395413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gh-Laptop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formula="of:=([.$B32] * TAN((PI()*[.P$20]) / 10800) * SQRT([.$D32]^2 + [.$E32]^2)) / (54 * [.$C32])" office:value-type="float" office:value="3.53175445306511" calcext:value-type="float">
            <text:p>3.53175445306511</text:p>
          </table:table-cell>
          <table:table-cell table:formula="of:=([.$B32] * TAN((PI()*[.Q$20]) / 10800) * SQRT([.$D32]^2 + [.$E32]^2)) / (54 * [.$C32])" office:value-type="float" office:value="5.65083198885111" calcext:value-type="float">
            <text:p>5.65083198885111</text:p>
          </table:table-cell>
          <table:table-cell table:formula="of:=([.$B32] * TAN((PI()*[.R$20]) / 10800) * SQRT([.$D32]^2 + [.$E32]^2)) / (54 * [.$C32])" office:value-type="float" office:value="7.06356867552473" calcext:value-type="float">
            <text:p>7.06356867552473</text:p>
          </table:table-cell>
          <table:table-cell table:formula="of:=([.$B32] * TAN((PI()*[.S$20]) / 10800) * SQRT([.$D32]^2 + [.$E32]^2)) / (54 * [.$C32])" office:value-type="float" office:value="17.6599677381881" calcext:value-type="float">
            <text:p>17.6599677381881</text:p>
          </table:table-cell>
          <table:table-cell table:formula="of:=([.$B32] * TAN((PI()*[.T$20]) / 10800) * SQRT([.$D32]^2 + [.$E32]^2)) / (54 * [.$C32])" office:value-type="float" office:value="21.1926188737999" calcext:value-type="float">
            <text:p>21.1926188737999</text:p>
          </table:table-cell>
          <table:table-cell table:formula="of:= [.$O$20] / [.$H32]" office:value-type="float" office:value="2.2651439711261" calcext:value-type="float">
            <text:p>2.2651439711261</text:p>
          </table:table-cell>
          <table:table-cell table:formula="of:=([.$J32] - [.$O$20]) / ([.$D32] / 100)" office:value-type="float" office:value="0.324538679612495" calcext:value-type="float">
            <text:p>0.324538679612495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Laptop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formula="of:=([.$B33] * TAN((PI()*[.P$20]) / 10800) * SQRT([.$D33]^2 + [.$E33]^2)) / (54 * [.$C33])" office:value-type="float" office:value="3.04274229802533" calcext:value-type="float">
            <text:p>3.04274229802533</text:p>
          </table:table-cell>
          <table:table-cell table:formula="of:=([.$B33] * TAN((PI()*[.Q$20]) / 10800) * SQRT([.$D33]^2 + [.$E33]^2)) / (54 * [.$C33])" office:value-type="float" office:value="4.86840909808711" calcext:value-type="float">
            <text:p>4.86840909808711</text:p>
          </table:table-cell>
          <table:table-cell table:formula="of:=([.$B33] * TAN((PI()*[.R$20]) / 10800) * SQRT([.$D33]^2 + [.$E33]^2)) / (54 * [.$C33])" office:value-type="float" office:value="6.08553608968284" calcext:value-type="float">
            <text:p>6.08553608968284</text:p>
          </table:table-cell>
          <table:table-cell table:formula="of:=([.$B33] * TAN((PI()*[.S$20]) / 10800) * SQRT([.$D33]^2 + [.$E33]^2)) / (54 * [.$C33])" office:value-type="float" office:value="15.2147414359774" calcext:value-type="float">
            <text:p>15.2147414359774</text:p>
          </table:table-cell>
          <table:table-cell table:formula="of:=([.$B33] * TAN((PI()*[.T$20]) / 10800) * SQRT([.$D33]^2 + [.$E33]^2)) / (54 * [.$C33])" office:value-type="float" office:value="18.2582562605045" calcext:value-type="float">
            <text:p>18.2582562605045</text:p>
          </table:table-cell>
          <table:table-cell table:formula="of:= [.$O$20] / [.$H33]" office:value-type="float" office:value="2.62918496648565" calcext:value-type="float">
            <text:p>2.62918496648565</text:p>
          </table:table-cell>
          <table:table-cell table:formula="of:=([.$J33] - [.$O$20]) / ([.$D33] / 100)" office:value-type="float" office:value="0.176426270351918" calcext:value-type="float">
            <text:p>0.176426270351918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gh-Tablet</text:p>
          </table:table-cell>
          <table:table-cell office:value-type="float" office:value="400" calcext:value-type="float">
            <text:p>400</text:p>
          </table:table-cell>
          <table:table-cell office:value-type="float" office:value="12.9" calcext:value-type="float">
            <text:p>12.9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  <table:table-cell table:formula="of:=([.$B34] * TAN((PI()*[.P$20]) / 10800) * SQRT([.$D34]^2 + [.$E34]^2)) / (54 * [.$C34])" office:value-type="float" office:value="2.8515978418508" calcext:value-type="float">
            <text:p>2.8515978418508</text:p>
          </table:table-cell>
          <table:table-cell table:formula="of:=([.$B34] * TAN((PI()*[.Q$20]) / 10800) * SQRT([.$D34]^2 + [.$E34]^2)) / (54 * [.$C34])" office:value-type="float" office:value="4.56257662252949" calcext:value-type="float">
            <text:p>4.56257662252949</text:p>
          </table:table-cell>
          <table:table-cell table:formula="of:=([.$B34] * TAN((PI()*[.R$20]) / 10800) * SQRT([.$D34]^2 + [.$E34]^2)) / (54 * [.$C34])" office:value-type="float" office:value="5.70324394251423" calcext:value-type="float">
            <text:p>5.70324394251423</text:p>
          </table:table-cell>
          <table:table-cell table:formula="of:=([.$B34] * TAN((PI()*[.S$20]) / 10800) * SQRT([.$D34]^2 + [.$E34]^2)) / (54 * [.$C34])" office:value-type="float" office:value="14.2589544541146" calcext:value-type="float">
            <text:p>14.2589544541146</text:p>
          </table:table-cell>
          <table:table-cell table:formula="of:=([.$B34] * TAN((PI()*[.T$20]) / 10800) * SQRT([.$D34]^2 + [.$E34]^2)) / (54 * [.$C34])" office:value-type="float" office:value="17.1112762925085" calcext:value-type="float">
            <text:p>17.1112762925085</text:p>
          </table:table-cell>
          <table:table-cell table:formula="of:= [.$O$20] / [.$H34]" office:value-type="float" office:value="2.80542094311093" calcext:value-type="float">
            <text:p>2.80542094311093</text:p>
          </table:table-cell>
          <table:table-cell table:formula="of:=([.$J34] - [.$O$20]) / ([.$D34] / 100)" office:value-type="float" office:value="0.108523075440286" calcext:value-type="float">
            <text:p>0.10852307544028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Tablet</text:p>
          </table:table-cell>
          <table:table-cell office:value-type="float" office:value="400" calcext:value-type="float">
            <text:p>400</text:p>
          </table:table-cell>
          <table:table-cell office:value-type="float" office:value="9.7" calcext:value-type="float">
            <text:p>9.7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([.$B35] * TAN((PI()*[.P$20]) / 10800) * SQRT([.$D35]^2 + [.$E35]^2)) / (54 * [.$C35])" office:value-type="float" office:value="2.843359734889" calcext:value-type="float">
            <text:p>2.843359734889</text:p>
          </table:table-cell>
          <table:table-cell table:formula="of:=([.$B35] * TAN((PI()*[.Q$20]) / 10800) * SQRT([.$D35]^2 + [.$E35]^2)) / (54 * [.$C35])" office:value-type="float" office:value="4.54939559339341" calcext:value-type="float">
            <text:p>4.54939559339341</text:p>
          </table:table-cell>
          <table:table-cell table:formula="of:=([.$B35] * TAN((PI()*[.R$20]) / 10800) * SQRT([.$D35]^2 + [.$E35]^2)) / (54 * [.$C35])" office:value-type="float" office:value="5.68676758917361" calcext:value-type="float">
            <text:p>5.68676758917361</text:p>
          </table:table-cell>
          <table:table-cell table:formula="of:=([.$B35] * TAN((PI()*[.S$20]) / 10800) * SQRT([.$D35]^2 + [.$E35]^2)) / (54 * [.$C35])" office:value-type="float" office:value="14.2177611307671" calcext:value-type="float">
            <text:p>14.2177611307671</text:p>
          </table:table-cell>
          <table:table-cell table:formula="of:=([.$B35] * TAN((PI()*[.T$20]) / 10800) * SQRT([.$D35]^2 + [.$E35]^2)) / (54 * [.$C35])" office:value-type="float" office:value="17.0618427706136" calcext:value-type="float">
            <text:p>17.0618427706136</text:p>
          </table:table-cell>
          <table:table-cell table:formula="of:= [.$O$20] / [.$H35]" office:value-type="float" office:value="2.8135491294669" calcext:value-type="float">
            <text:p>2.8135491294669</text:p>
          </table:table-cell>
          <table:table-cell table:formula="of:=([.$J35] - [.$O$20]) / ([.$D35] / 100)" office:value-type="float" office:value="0.138260777423646" calcext:value-type="float">
            <text:p>0.138260777423646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igh-Phone</text:p>
          </table:table-cell>
          <table:table-cell office:value-type="float" office:value="300" calcext:value-type="float">
            <text:p>300</text:p>
          </table:table-cell>
          <table:table-cell office:value-type="float" office:value="5.8" calcext:value-type="float">
            <text:p>5.8</text:p>
          </table:table-cell>
          <table:table-cell office:value-type="float" office:value="414" calcext:value-type="float">
            <text:p>414</text:p>
          </table:table-cell>
          <table:table-cell office:value-type="float" office:value="896" calcext:value-type="float">
            <text:p>896</text:p>
          </table:table-cell>
          <table:table-cell table:formula="of:=([.$B36] * TAN((PI()*[.P$20]) / 10800) * SQRT([.$D36]^2 + [.$E36]^2)) / (54 * [.$C36])" office:value-type="float" office:value="2.75013226214362" calcext:value-type="float">
            <text:p>2.75013226214362</text:p>
          </table:table-cell>
          <table:table-cell table:formula="of:=([.$B36] * TAN((PI()*[.Q$20]) / 10800) * SQRT([.$D36]^2 + [.$E36]^2)) / (54 * [.$C36])" office:value-type="float" office:value="4.40023098066895" calcext:value-type="float">
            <text:p>4.40023098066895</text:p>
          </table:table-cell>
          <table:table-cell table:formula="of:=([.$B36] * TAN((PI()*[.R$20]) / 10800) * SQRT([.$D36]^2 + [.$E36]^2)) / (54 * [.$C36])" office:value-type="float" office:value="5.50031106595436" calcext:value-type="float">
            <text:p>5.50031106595436</text:p>
          </table:table-cell>
          <table:table-cell table:formula="of:=([.$B36] * TAN((PI()*[.S$20]) / 10800) * SQRT([.$D36]^2 + [.$E36]^2)) / (54 * [.$C36])" office:value-type="float" office:value="13.7515922102275" calcext:value-type="float">
            <text:p>13.7515922102275</text:p>
          </table:table-cell>
          <table:table-cell table:formula="of:=([.$B36] * TAN((PI()*[.T$20]) / 10800) * SQRT([.$D36]^2 + [.$E36]^2)) / (54 * [.$C36])" office:value-type="float" office:value="16.5024227076628" calcext:value-type="float">
            <text:p>16.5024227076628</text:p>
          </table:table-cell>
          <table:table-cell table:formula="of:= [.$O$20] / [.$H36]" office:value-type="float" office:value="2.9089263876431" calcext:value-type="float">
            <text:p>2.9089263876431</text:p>
          </table:table-cell>
          <table:table-cell table:formula="of:=([.$J36] - [.$O$20]) / ([.$D36] / 100)" office:value-type="float" office:value="0.121358141947539" calcext:value-type="float">
            <text:p>0.121358141947539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Phone</text:p>
          </table:table-cell>
          <table:table-cell office:value-type="float" office:value="300" calcext:value-type="float">
            <text:p>300</text:p>
          </table:table-cell>
          <table:table-cell office:value-type="float" office:value="4.7" calcext:value-type="float">
            <text:p>4.7</text:p>
          </table:table-cell>
          <table:table-cell office:value-type="float" office:value="360" calcext:value-type="float">
            <text:p>360</text:p>
          </table:table-cell>
          <table:table-cell office:value-type="float" office:value="640" calcext:value-type="float">
            <text:p>640</text:p>
          </table:table-cell>
          <table:table-cell table:formula="of:=([.$B37] * TAN((PI()*[.P$20]) / 10800) * SQRT([.$D37]^2 + [.$E37]^2)) / (54 * [.$C37])" office:value-type="float" office:value="2.52482871538272" calcext:value-type="float">
            <text:p>2.52482871538272</text:p>
          </table:table-cell>
          <table:table-cell table:formula="of:=([.$B37] * TAN((PI()*[.Q$20]) / 10800) * SQRT([.$D37]^2 + [.$E37]^2)) / (54 * [.$C37])" office:value-type="float" office:value="4.0397437196893" calcext:value-type="float">
            <text:p>4.0397437196893</text:p>
          </table:table-cell>
          <table:table-cell table:formula="of:=([.$B37] * TAN((PI()*[.R$20]) / 10800) * SQRT([.$D37]^2 + [.$E37]^2)) / (54 * [.$C37])" office:value-type="float" office:value="5.04970015952406" calcext:value-type="float">
            <text:p>5.04970015952406</text:p>
          </table:table-cell>
          <table:table-cell table:formula="of:=([.$B37] * TAN((PI()*[.S$20]) / 10800) * SQRT([.$D37]^2 + [.$E37]^2)) / (54 * [.$C37])" office:value-type="float" office:value="12.6249982128323" calcext:value-type="float">
            <text:p>12.6249982128323</text:p>
          </table:table-cell>
          <table:table-cell table:formula="of:=([.$B37] * TAN((PI()*[.T$20]) / 10800) * SQRT([.$D37]^2 + [.$E37]^2)) / (54 * [.$C37])" office:value-type="float" office:value="15.1504679608442" calcext:value-type="float">
            <text:p>15.1504679608442</text:p>
          </table:table-cell>
          <table:table-cell table:formula="of:= [.$O$20] / [.$H37]" office:value-type="float" office:value="3.16850495961091" calcext:value-type="float">
            <text:p>3.16850495961091</text:p>
          </table:table-cell>
          <table:table-cell table:formula="of:=([.$J37] - [.$O$20]) / ([.$D37] / 100)" office:value-type="float" office:value="-0.235981121987722" calcext:value-type="float">
            <text:p>-0.235981121987722</text:p>
          </table:table-cell>
          <table:table-cell table:number-columns-repeated="1012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jor Devices Info" table:style-name="ta2">
        <table:table-column table:style-name="co11" table:number-columns-repeated="4" table:default-cell-style-name="Default"/>
        <table:table-row table:style-name="ro3"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Screen Size(in)</text:p>
          </table:table-cell>
          <table:table-cell table:style-name="ce3" office:value-type="string" calcext:value-type="string">
            <text:p>Horizontal Resolution(px)</text:p>
          </table:table-cell>
          <table:table-cell table:style-name="ce3" office:value-type="string" calcext:value-type="string">
            <text:p>Vertical Resolution(px)</text:p>
          </table:table-cell>
        </table:table-row>
        <table:table-row table:style-name="ro4">
          <table:table-cell office:value-type="string" calcext:value-type="string">
            <text:p>3Gs, 4, 4s</text:p>
          </table:table-cell>
          <table:table-cell office:value-type="float" office:value="3.5" calcext:value-type="float">
            <text:p>3.5</text:p>
          </table:table-cell>
          <table:table-cell office:value-type="float" office:value="320" calcext:value-type="float">
            <text:p>320</text:p>
          </table:table-cell>
          <table:table-cell office:value-type="float" office:value="480" calcext:value-type="float">
            <text:p>480</text:p>
          </table:table-cell>
        </table:table-row>
        <table:table-row table:style-name="ro4">
          <table:table-cell office:value-type="string" calcext:value-type="string">
            <text:p>5, 5c, 5s, SE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568" calcext:value-type="float">
            <text:p>568</text:p>
          </table:table-cell>
        </table:table-row>
        <table:table-row table:style-name="ro4">
          <table:table-cell office:value-type="string" calcext:value-type="string">
            <text:p>6, 6s, 7, 8</text:p>
          </table:table-cell>
          <table:table-cell office:value-type="float" office:value="4.7" calcext:value-type="float">
            <text:p>4.7</text:p>
          </table:table-cell>
          <table:table-cell office:value-type="float" office:value="375" calcext:value-type="float">
            <text:p>375</text:p>
          </table:table-cell>
          <table:table-cell office:value-type="float" office:value="667" calcext:value-type="float">
            <text:p>667</text:p>
          </table:table-cell>
        </table:table-row>
        <table:table-row table:style-name="ro4">
          <table:table-cell office:value-type="string" calcext:value-type="string">
            <text:p>6+, 6s+, 7+, 8+</text:p>
          </table:table-cell>
          <table:table-cell office:value-type="float" office:value="5.5" calcext:value-type="float">
            <text:p>5.5</text:p>
          </table:table-cell>
          <table:table-cell office:value-type="float" office:value="414" calcext:value-type="float">
            <text:p>414</text:p>
          </table:table-cell>
          <table:table-cell office:value-type="float" office:value="736" calcext:value-type="float">
            <text:p>736</text:p>
          </table:table-cell>
        </table:table-row>
        <table:table-row table:style-name="ro4">
          <table:table-cell office:value-type="string" calcext:value-type="string">
            <text:p>X, Xs, 11 Pro</text:p>
          </table:table-cell>
          <table:table-cell office:value-type="float" office:value="5.8" calcext:value-type="float">
            <text:p>5.8</text:p>
          </table:table-cell>
          <table:table-cell office:value-type="float" office:value="375" calcext:value-type="float">
            <text:p>375</text:p>
          </table:table-cell>
          <table:table-cell office:value-type="float" office:value="812" calcext:value-type="float">
            <text:p>812</text:p>
          </table:table-cell>
        </table:table-row>
        <table:table-row table:style-name="ro4">
          <table:table-cell office:value-type="string" calcext:value-type="string">
            <text:p>Xr, 11</text:p>
          </table:table-cell>
          <table:table-cell office:value-type="float" office:value="6.1" calcext:value-type="float">
            <text:p>6.1</text:p>
          </table:table-cell>
          <table:table-cell office:value-type="float" office:value="414" calcext:value-type="float">
            <text:p>414</text:p>
          </table:table-cell>
          <table:table-cell office:value-type="float" office:value="896" calcext:value-type="float">
            <text:p>896</text:p>
          </table:table-cell>
        </table:table-row>
        <table:table-row table:style-name="ro4">
          <table:table-cell office:value-type="string" calcext:value-type="string">
            <text:p>Xs Max, 11 Pro Max</text:p>
          </table:table-cell>
          <table:table-cell office:value-type="float" office:value="6.5" calcext:value-type="float">
            <text:p>6.5</text:p>
          </table:table-cell>
          <table:table-cell office:value-type="float" office:value="414" calcext:value-type="float">
            <text:p>414</text:p>
          </table:table-cell>
          <table:table-cell office:value-type="float" office:value="896" calcext:value-type="float">
            <text:p>896</text:p>
          </table:table-cell>
        </table:table-row>
        <table:table-row table:style-name="ro4">
          <table:table-cell table:number-columns-repeated="4"/>
        </table:table-row>
        <table:table-row table:style-name="ro3"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Screen Size(in)</text:p>
          </table:table-cell>
          <table:table-cell table:style-name="ce3" office:value-type="string" calcext:value-type="string">
            <text:p>Horizontal Resolution(px)</text:p>
          </table:table-cell>
          <table:table-cell table:style-name="ce3" office:value-type="string" calcext:value-type="string">
            <text:p>Vertical Resolution(px)</text:p>
          </table:table-cell>
        </table:table-row>
        <table:table-row table:style-name="ro4">
          <table:table-cell office:value-type="string" calcext:value-type="string">
            <text:p>S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</table:table-row>
        <table:table-row table:style-name="ro4">
          <table:table-cell office:value-type="string" calcext:value-type="string">
            <text:p>S4, S5, Note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</table:table-row>
        <table:table-row table:style-name="ro4">
          <table:table-cell office:value-type="string" calcext:value-type="string">
            <text:p>S6, Pixel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640" calcext:value-type="float">
            <text:p>640</text:p>
          </table:table-cell>
        </table:table-row>
        <table:table-row table:style-name="ro4">
          <table:table-cell table:number-columns-repeated="4"/>
        </table:table-row>
        <table:table-row table:style-name="ro3"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Screen Size(in)</text:p>
          </table:table-cell>
          <table:table-cell table:style-name="ce3" office:value-type="string" calcext:value-type="string">
            <text:p>Horizontal Resolution(px)</text:p>
          </table:table-cell>
          <table:table-cell table:style-name="ce3" office:value-type="string" calcext:value-type="string">
            <text:p>Vertical Resolution(px)</text:p>
          </table:table-cell>
        </table:table-row>
        <table:table-row table:style-name="ro4">
          <table:table-cell office:value-type="string" calcext:value-type="string">
            <text:p>Original</text:p>
          </table:table-cell>
          <table:table-cell office:value-type="float" office:value="7.9" calcext:value-type="float">
            <text:p>7.9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 office:value-type="string" calcext:value-type="string">
            <text:p>mini</text:p>
          </table:table-cell>
          <table:table-cell office:value-type="float" office:value="9.7" calcext:value-type="float">
            <text:p>9.7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</table:table-row>
        <table:table-row table:style-name="ro4">
          <table:table-cell office:value-type="string" calcext:value-type="string">
            <text:p>Pro 10.5, Air</text:p>
          </table:table-cell>
          <table:table-cell office:value-type="float" office:value="10.5" calcext:value-type="float">
            <text:p>10.5</text:p>
          </table:table-cell>
          <table:table-cell office:value-type="float" office:value="834" calcext:value-type="float">
            <text:p>834</text:p>
          </table:table-cell>
          <table:table-cell office:value-type="float" office:value="1112" calcext:value-type="float">
            <text:p>1112</text:p>
          </table:table-cell>
        </table:table-row>
        <table:table-row table:style-name="ro4">
          <table:table-cell office:value-type="string" calcext:value-type="string">
            <text:p>Pro 11</text:p>
          </table:table-cell>
          <table:table-cell office:value-type="float" office:value="11" calcext:value-type="float">
            <text:p>11</text:p>
          </table:table-cell>
          <table:table-cell office:value-type="float" office:value="834" calcext:value-type="float">
            <text:p>834</text:p>
          </table:table-cell>
          <table:table-cell office:value-type="float" office:value="1194" calcext:value-type="float">
            <text:p>1194</text:p>
          </table:table-cell>
        </table:table-row>
        <table:table-row table:style-name="ro4">
          <table:table-cell office:value-type="string" calcext:value-type="string">
            <text:p>Pro 12.9</text:p>
          </table:table-cell>
          <table:table-cell office:value-type="float" office:value="12.9" calcext:value-type="float">
            <text:p>12.9</text:p>
          </table:table-cell>
          <table:table-cell office:value-type="float" office:value="1024" calcext:value-type="float">
            <text:p>1024</text:p>
          </table:table-cell>
          <table:table-cell office:value-type="float" office:value="1366" calcext:value-type="float">
            <text:p>1366</text:p>
          </table:table-cell>
        </table:table-row>
      </table:table>
      <table:table table:name="Real_World_Guidelines" table:style-name="ta3">
        <table:table-column table:style-name="co5" table:number-columns-repeated="19" table:default-cell-style-name="ce1"/>
        <table:table-column table:style-name="co10" table:number-columns-repeated="1005" table:default-cell-style-name="ce1"/>
        <table:table-row table:style-name="ro1">
          <table:table-cell table:style-name="ce2" office:value-type="string" calcext:value-type="string">
            <text:p>Real World Guidelines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Header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H3</text:p>
          </table:table-cell>
          <table:table-cell table:style-name="ce3" office:value-type="string" calcext:value-type="string">
            <text:p>H4</text:p>
          </table:table-cell>
          <table:table-cell table:style-name="ce3" office:value-type="string" calcext:value-type="string">
            <text:p>H5</text:p>
          </table:table-cell>
          <table:table-cell table:style-name="ce3" office:value-type="string" calcext:value-type="string">
            <text:p>H6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ubtitle</text:p>
          </table:table-cell>
          <table:table-cell table:style-name="ce3" office:value-type="string" calcext:value-type="string">
            <text:p>Subtitle2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Body2</text:p>
          </table:table-cell>
          <table:table-cell table:style-name="ce3" office:value-type="string" calcext:value-type="string">
            <text:p>Button</text:p>
          </table:table-cell>
          <table:table-cell table:style-name="ce3" office:value-type="string" calcext:value-type="string">
            <text:p>Callout</text:p>
          </table:table-cell>
          <table:table-cell table:style-name="ce3" office:value-type="string" calcext:value-type="string">
            <text:p>Footnote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Caption2</text:p>
          </table:table-cell>
          <table:table-cell table:style-name="ce3" office:value-type="string" calcext:value-type="string">
            <text:p>Overline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Microsoft(Size)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Microsoft(Heihgt)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07"/>
        </table:table-row>
        <table:table-row table:style-name="ro3">
          <table:table-cell table:style-name="ce3" office:value-type="string" calcext:value-type="string">
            <text:p>Google(Size)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Google(Height)</text:p>
          </table:table-cell>
          <table:table-cell office:value-type="float" office:value="-1.5" calcext:value-type="float">
            <text:p>-1.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005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3">
          <table:table-cell table:style-name="ce3" office:value-type="string" calcext:value-type="string">
            <text:p>Apple(pt,)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Apple(xSmall, Size)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Samll, Leading)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Small, Size)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Small, Leading)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Medium, Size)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Medium, Leading)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Large, Size)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Large, Leading)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Large, Size)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Large, Leading)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xLarge, Size)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xLarge, Leading)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xxLarge, Size)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xxLarge, Leading)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3" office:value-type="string" calcext:value-type="string">
            <text:p>Apple(px,)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Apple(xSmall, Size)</text:p>
          </table:table-cell>
          <table:table-cell table:formula="of:=[.B10] / 0.75" office:value-type="float" office:value="41.3333333333333" calcext:value-type="float">
            <text:p>41.3333333333333</text:p>
          </table:table-cell>
          <table:table-cell table:formula="of:=[.C10] / 0.75" office:value-type="float" office:value="33.3333333333333" calcext:value-type="float">
            <text:p>33.3333333333333</text:p>
          </table:table-cell>
          <table:table-cell table:formula="of:=[.D10] / 0.75" office:value-type="float" office:value="25.3333333333333" calcext:value-type="float">
            <text:p>25.3333333333333</text:p>
          </table:table-cell>
          <table:table-cell table:formula="of:=[.E10] / 0.75" office:value-type="float" office:value="22.6666666666667" calcext:value-type="float">
            <text:p>22.6666666666667</text:p>
          </table:table-cell>
          <table:table-cell table:number-columns-repeated="3"/>
          <table:table-cell table:formula="of:=[.I10] / 0.75" office:value-type="float" office:value="18.6666666666667" calcext:value-type="float">
            <text:p>18.6666666666667</text:p>
          </table:table-cell>
          <table:table-cell table:formula="of:=[.J10] / 0.75" office:value-type="float" office:value="16" calcext:value-type="float">
            <text:p>16</text:p>
          </table:table-cell>
          <table:table-cell/>
          <table:table-cell table:formula="of:=[.L10] / 0.75" office:value-type="float" office:value="18.6666666666667" calcext:value-type="float">
            <text:p>18.6666666666667</text:p>
          </table:table-cell>
          <table:table-cell table:number-columns-repeated="2"/>
          <table:table-cell table:formula="of:=[.O10] / 0.75" office:value-type="float" office:value="17.3333333333333" calcext:value-type="float">
            <text:p>17.3333333333333</text:p>
          </table:table-cell>
          <table:table-cell table:formula="of:=[.P10] / 0.75" office:value-type="float" office:value="16" calcext:value-type="float">
            <text:p>16</text:p>
          </table:table-cell>
          <table:table-cell table:formula="of:=[.Q10] / 0.75" office:value-type="float" office:value="14.6666666666667" calcext:value-type="float">
            <text:p>14.6666666666667</text:p>
          </table:table-cell>
          <table:table-cell table:formula="of:=[.R10] / 0.75" office:value-type="float" office:value="14.6666666666667" calcext:value-type="float">
            <text:p>14.666666666666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Samll, Leading)</text:p>
          </table:table-cell>
          <table:table-cell table:formula="of:=[.B11] / 0.75" office:value-type="float" office:value="50.6666666666667" calcext:value-type="float">
            <text:p>50.6666666666667</text:p>
          </table:table-cell>
          <table:table-cell table:formula="of:=[.C11] / 0.75" office:value-type="float" office:value="41.3333333333333" calcext:value-type="float">
            <text:p>41.3333333333333</text:p>
          </table:table-cell>
          <table:table-cell table:formula="of:=[.D11] / 0.75" office:value-type="float" office:value="32" calcext:value-type="float">
            <text:p>32</text:p>
          </table:table-cell>
          <table:table-cell table:formula="of:=[.E11] / 0.75" office:value-type="float" office:value="29.3333333333333" calcext:value-type="float">
            <text:p>29.3333333333333</text:p>
          </table:table-cell>
          <table:table-cell table:number-columns-repeated="3"/>
          <table:table-cell table:formula="of:=[.I11] / 0.75" office:value-type="float" office:value="25.3333333333333" calcext:value-type="float">
            <text:p>25.3333333333333</text:p>
          </table:table-cell>
          <table:table-cell table:formula="of:=[.J11] / 0.75" office:value-type="float" office:value="21.3333333333333" calcext:value-type="float">
            <text:p>21.3333333333333</text:p>
          </table:table-cell>
          <table:table-cell/>
          <table:table-cell table:formula="of:=[.L11] / 0.75" office:value-type="float" office:value="25.3333333333333" calcext:value-type="float">
            <text:p>25.3333333333333</text:p>
          </table:table-cell>
          <table:table-cell table:number-columns-repeated="2"/>
          <table:table-cell table:formula="of:=[.O11] / 0.75" office:value-type="float" office:value="24" calcext:value-type="float">
            <text:p>24</text:p>
          </table:table-cell>
          <table:table-cell table:formula="of:=[.P11] / 0.75" office:value-type="float" office:value="21.3333333333333" calcext:value-type="float">
            <text:p>21.3333333333333</text:p>
          </table:table-cell>
          <table:table-cell table:formula="of:=[.Q11] / 0.75" office:value-type="float" office:value="17.3333333333333" calcext:value-type="float">
            <text:p>17.3333333333333</text:p>
          </table:table-cell>
          <table:table-cell table:formula="of:=[.R11] / 0.75" office:value-type="float" office:value="17.3333333333333" calcext:value-type="float">
            <text:p>17.333333333333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Small, Size)</text:p>
          </table:table-cell>
          <table:table-cell table:formula="of:=[.B12] / 0.75" office:value-type="float" office:value="42.6666666666667" calcext:value-type="float">
            <text:p>42.6666666666667</text:p>
          </table:table-cell>
          <table:table-cell table:formula="of:=[.C12] / 0.75" office:value-type="float" office:value="34.6666666666667" calcext:value-type="float">
            <text:p>34.6666666666667</text:p>
          </table:table-cell>
          <table:table-cell table:formula="of:=[.D12] / 0.75" office:value-type="float" office:value="26.6666666666667" calcext:value-type="float">
            <text:p>26.6666666666667</text:p>
          </table:table-cell>
          <table:table-cell table:formula="of:=[.E12] / 0.75" office:value-type="float" office:value="24" calcext:value-type="float">
            <text:p>24</text:p>
          </table:table-cell>
          <table:table-cell table:number-columns-repeated="3"/>
          <table:table-cell table:formula="of:=[.I12] / 0.75" office:value-type="float" office:value="20" calcext:value-type="float">
            <text:p>20</text:p>
          </table:table-cell>
          <table:table-cell table:formula="of:=[.J12] / 0.75" office:value-type="float" office:value="17.3333333333333" calcext:value-type="float">
            <text:p>17.3333333333333</text:p>
          </table:table-cell>
          <table:table-cell/>
          <table:table-cell table:formula="of:=[.L12] / 0.75" office:value-type="float" office:value="20" calcext:value-type="float">
            <text:p>20</text:p>
          </table:table-cell>
          <table:table-cell table:number-columns-repeated="2"/>
          <table:table-cell table:formula="of:=[.O12] / 0.75" office:value-type="float" office:value="18.6666666666667" calcext:value-type="float">
            <text:p>18.6666666666667</text:p>
          </table:table-cell>
          <table:table-cell table:formula="of:=[.P12] / 0.75" office:value-type="float" office:value="16" calcext:value-type="float">
            <text:p>16</text:p>
          </table:table-cell>
          <table:table-cell table:formula="of:=[.Q12] / 0.75" office:value-type="float" office:value="14.6666666666667" calcext:value-type="float">
            <text:p>14.6666666666667</text:p>
          </table:table-cell>
          <table:table-cell table:formula="of:=[.R12] / 0.75" office:value-type="float" office:value="14.6666666666667" calcext:value-type="float">
            <text:p>14.666666666666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Small, Leading)</text:p>
          </table:table-cell>
          <table:table-cell table:formula="of:=[.B13] / 0.75" office:value-type="float" office:value="52" calcext:value-type="float">
            <text:p>52</text:p>
          </table:table-cell>
          <table:table-cell table:formula="of:=[.C13] / 0.75" office:value-type="float" office:value="42.6666666666667" calcext:value-type="float">
            <text:p>42.6666666666667</text:p>
          </table:table-cell>
          <table:table-cell table:formula="of:=[.D13] / 0.75" office:value-type="float" office:value="33.3333333333333" calcext:value-type="float">
            <text:p>33.3333333333333</text:p>
          </table:table-cell>
          <table:table-cell table:formula="of:=[.E13] / 0.75" office:value-type="float" office:value="30.6666666666667" calcext:value-type="float">
            <text:p>30.6666666666667</text:p>
          </table:table-cell>
          <table:table-cell table:number-columns-repeated="3"/>
          <table:table-cell table:formula="of:=[.I13] / 0.75" office:value-type="float" office:value="26.6666666666667" calcext:value-type="float">
            <text:p>26.6666666666667</text:p>
          </table:table-cell>
          <table:table-cell table:formula="of:=[.J13] / 0.75" office:value-type="float" office:value="24" calcext:value-type="float">
            <text:p>24</text:p>
          </table:table-cell>
          <table:table-cell/>
          <table:table-cell table:formula="of:=[.L13] / 0.75" office:value-type="float" office:value="26.6666666666667" calcext:value-type="float">
            <text:p>26.6666666666667</text:p>
          </table:table-cell>
          <table:table-cell table:number-columns-repeated="2"/>
          <table:table-cell table:formula="of:=[.O13] / 0.75" office:value-type="float" office:value="25.3333333333333" calcext:value-type="float">
            <text:p>25.3333333333333</text:p>
          </table:table-cell>
          <table:table-cell table:formula="of:=[.P13] / 0.75" office:value-type="float" office:value="21.3333333333333" calcext:value-type="float">
            <text:p>21.3333333333333</text:p>
          </table:table-cell>
          <table:table-cell table:formula="of:=[.Q13] / 0.75" office:value-type="float" office:value="17.3333333333333" calcext:value-type="float">
            <text:p>17.3333333333333</text:p>
          </table:table-cell>
          <table:table-cell table:formula="of:=[.R13] / 0.75" office:value-type="float" office:value="17.3333333333333" calcext:value-type="float">
            <text:p>17.333333333333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Medium, Size)</text:p>
          </table:table-cell>
          <table:table-cell table:formula="of:=[.B14] / 0.75" office:value-type="float" office:value="44" calcext:value-type="float">
            <text:p>44</text:p>
          </table:table-cell>
          <table:table-cell table:formula="of:=[.C14] / 0.75" office:value-type="float" office:value="36" calcext:value-type="float">
            <text:p>36</text:p>
          </table:table-cell>
          <table:table-cell table:formula="of:=[.D14] / 0.75" office:value-type="float" office:value="28" calcext:value-type="float">
            <text:p>28</text:p>
          </table:table-cell>
          <table:table-cell table:formula="of:=[.E14] / 0.75" office:value-type="float" office:value="25.3333333333333" calcext:value-type="float">
            <text:p>25.3333333333333</text:p>
          </table:table-cell>
          <table:table-cell table:number-columns-repeated="3"/>
          <table:table-cell table:formula="of:=[.I14] / 0.75" office:value-type="float" office:value="21.3333333333333" calcext:value-type="float">
            <text:p>21.3333333333333</text:p>
          </table:table-cell>
          <table:table-cell table:formula="of:=[.J14] / 0.75" office:value-type="float" office:value="18.6666666666667" calcext:value-type="float">
            <text:p>18.6666666666667</text:p>
          </table:table-cell>
          <table:table-cell/>
          <table:table-cell table:formula="of:=[.L14] / 0.75" office:value-type="float" office:value="21.3333333333333" calcext:value-type="float">
            <text:p>21.3333333333333</text:p>
          </table:table-cell>
          <table:table-cell table:number-columns-repeated="2"/>
          <table:table-cell table:formula="of:=[.O14] / 0.75" office:value-type="float" office:value="20" calcext:value-type="float">
            <text:p>20</text:p>
          </table:table-cell>
          <table:table-cell table:formula="of:=[.P14] / 0.75" office:value-type="float" office:value="16" calcext:value-type="float">
            <text:p>16</text:p>
          </table:table-cell>
          <table:table-cell table:formula="of:=[.Q14] / 0.75" office:value-type="float" office:value="14.6666666666667" calcext:value-type="float">
            <text:p>14.6666666666667</text:p>
          </table:table-cell>
          <table:table-cell table:formula="of:=[.R14] / 0.75" office:value-type="float" office:value="14.6666666666667" calcext:value-type="float">
            <text:p>14.666666666666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Medium, Leading)</text:p>
          </table:table-cell>
          <table:table-cell table:formula="of:=[.B15] / 0.75" office:value-type="float" office:value="53.3333333333333" calcext:value-type="float">
            <text:p>53.3333333333333</text:p>
          </table:table-cell>
          <table:table-cell table:formula="of:=[.C15] / 0.75" office:value-type="float" office:value="44" calcext:value-type="float">
            <text:p>44</text:p>
          </table:table-cell>
          <table:table-cell table:formula="of:=[.D15] / 0.75" office:value-type="float" office:value="34.6666666666667" calcext:value-type="float">
            <text:p>34.6666666666667</text:p>
          </table:table-cell>
          <table:table-cell table:formula="of:=[.E15] / 0.75" office:value-type="float" office:value="32" calcext:value-type="float">
            <text:p>32</text:p>
          </table:table-cell>
          <table:table-cell table:number-columns-repeated="3"/>
          <table:table-cell table:formula="of:=[.I15] / 0.75" office:value-type="float" office:value="28" calcext:value-type="float">
            <text:p>28</text:p>
          </table:table-cell>
          <table:table-cell table:formula="of:=[.J15] / 0.75" office:value-type="float" office:value="25.3333333333333" calcext:value-type="float">
            <text:p>25.3333333333333</text:p>
          </table:table-cell>
          <table:table-cell/>
          <table:table-cell table:formula="of:=[.L15] / 0.75" office:value-type="float" office:value="28" calcext:value-type="float">
            <text:p>28</text:p>
          </table:table-cell>
          <table:table-cell table:number-columns-repeated="2"/>
          <table:table-cell table:formula="of:=[.O15] / 0.75" office:value-type="float" office:value="26.6666666666667" calcext:value-type="float">
            <text:p>26.6666666666667</text:p>
          </table:table-cell>
          <table:table-cell table:formula="of:=[.P15] / 0.75" office:value-type="float" office:value="21.3333333333333" calcext:value-type="float">
            <text:p>21.3333333333333</text:p>
          </table:table-cell>
          <table:table-cell table:formula="of:=[.Q15] / 0.75" office:value-type="float" office:value="17.3333333333333" calcext:value-type="float">
            <text:p>17.3333333333333</text:p>
          </table:table-cell>
          <table:table-cell table:formula="of:=[.R15] / 0.75" office:value-type="float" office:value="17.3333333333333" calcext:value-type="float">
            <text:p>17.333333333333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Large, Size)</text:p>
          </table:table-cell>
          <table:table-cell table:formula="of:=[.B16] / 0.75" office:value-type="float" office:value="45.3333333333333" calcext:value-type="float">
            <text:p>45.3333333333333</text:p>
          </table:table-cell>
          <table:table-cell table:formula="of:=[.C16] / 0.75" office:value-type="float" office:value="37.3333333333333" calcext:value-type="float">
            <text:p>37.3333333333333</text:p>
          </table:table-cell>
          <table:table-cell table:formula="of:=[.D16] / 0.75" office:value-type="float" office:value="29.3333333333333" calcext:value-type="float">
            <text:p>29.3333333333333</text:p>
          </table:table-cell>
          <table:table-cell table:formula="of:=[.E16] / 0.75" office:value-type="float" office:value="26.6666666666667" calcext:value-type="float">
            <text:p>26.6666666666667</text:p>
          </table:table-cell>
          <table:table-cell table:number-columns-repeated="3"/>
          <table:table-cell table:formula="of:=[.I16] / 0.75" office:value-type="float" office:value="22.6666666666667" calcext:value-type="float">
            <text:p>22.6666666666667</text:p>
          </table:table-cell>
          <table:table-cell table:formula="of:=[.J16] / 0.75" office:value-type="float" office:value="20" calcext:value-type="float">
            <text:p>20</text:p>
          </table:table-cell>
          <table:table-cell/>
          <table:table-cell table:formula="of:=[.L16] / 0.75" office:value-type="float" office:value="22.6666666666667" calcext:value-type="float">
            <text:p>22.6666666666667</text:p>
          </table:table-cell>
          <table:table-cell table:number-columns-repeated="2"/>
          <table:table-cell table:formula="of:=[.O16] / 0.75" office:value-type="float" office:value="21.3333333333333" calcext:value-type="float">
            <text:p>21.3333333333333</text:p>
          </table:table-cell>
          <table:table-cell table:formula="of:=[.P16] / 0.75" office:value-type="float" office:value="17.3333333333333" calcext:value-type="float">
            <text:p>17.3333333333333</text:p>
          </table:table-cell>
          <table:table-cell table:formula="of:=[.Q16] / 0.75" office:value-type="float" office:value="16" calcext:value-type="float">
            <text:p>16</text:p>
          </table:table-cell>
          <table:table-cell table:formula="of:=[.R16] / 0.75" office:value-type="float" office:value="14.6666666666667" calcext:value-type="float">
            <text:p>14.666666666666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Large, Leading)</text:p>
          </table:table-cell>
          <table:table-cell table:formula="of:=[.B17] / 0.75" office:value-type="float" office:value="54.6666666666667" calcext:value-type="float">
            <text:p>54.6666666666667</text:p>
          </table:table-cell>
          <table:table-cell table:formula="of:=[.C17] / 0.75" office:value-type="float" office:value="45.3333333333333" calcext:value-type="float">
            <text:p>45.3333333333333</text:p>
          </table:table-cell>
          <table:table-cell table:formula="of:=[.D17] / 0.75" office:value-type="float" office:value="37.3333333333333" calcext:value-type="float">
            <text:p>37.3333333333333</text:p>
          </table:table-cell>
          <table:table-cell table:formula="of:=[.E17] / 0.75" office:value-type="float" office:value="33.3333333333333" calcext:value-type="float">
            <text:p>33.3333333333333</text:p>
          </table:table-cell>
          <table:table-cell table:number-columns-repeated="3"/>
          <table:table-cell table:formula="of:=[.I17] / 0.75" office:value-type="float" office:value="29.3333333333333" calcext:value-type="float">
            <text:p>29.3333333333333</text:p>
          </table:table-cell>
          <table:table-cell table:formula="of:=[.J17] / 0.75" office:value-type="float" office:value="26.6666666666667" calcext:value-type="float">
            <text:p>26.6666666666667</text:p>
          </table:table-cell>
          <table:table-cell/>
          <table:table-cell table:formula="of:=[.L17] / 0.75" office:value-type="float" office:value="29.3333333333333" calcext:value-type="float">
            <text:p>29.3333333333333</text:p>
          </table:table-cell>
          <table:table-cell table:number-columns-repeated="2"/>
          <table:table-cell table:formula="of:=[.O17] / 0.75" office:value-type="float" office:value="28" calcext:value-type="float">
            <text:p>28</text:p>
          </table:table-cell>
          <table:table-cell table:formula="of:=[.P17] / 0.75" office:value-type="float" office:value="24" calcext:value-type="float">
            <text:p>24</text:p>
          </table:table-cell>
          <table:table-cell table:formula="of:=[.Q17] / 0.75" office:value-type="float" office:value="21.3333333333333" calcext:value-type="float">
            <text:p>21.3333333333333</text:p>
          </table:table-cell>
          <table:table-cell table:formula="of:=[.R17] / 0.75" office:value-type="float" office:value="17.3333333333333" calcext:value-type="float">
            <text:p>17.333333333333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Large, Size)</text:p>
          </table:table-cell>
          <table:table-cell table:formula="of:=[.B18] / 0.75" office:value-type="float" office:value="48" calcext:value-type="float">
            <text:p>48</text:p>
          </table:table-cell>
          <table:table-cell table:formula="of:=[.C18] / 0.75" office:value-type="float" office:value="40" calcext:value-type="float">
            <text:p>40</text:p>
          </table:table-cell>
          <table:table-cell table:formula="of:=[.D18] / 0.75" office:value-type="float" office:value="32" calcext:value-type="float">
            <text:p>32</text:p>
          </table:table-cell>
          <table:table-cell table:formula="of:=[.E18] / 0.75" office:value-type="float" office:value="29.3333333333333" calcext:value-type="float">
            <text:p>29.3333333333333</text:p>
          </table:table-cell>
          <table:table-cell table:number-columns-repeated="3"/>
          <table:table-cell table:formula="of:=[.I18] / 0.75" office:value-type="float" office:value="25.3333333333333" calcext:value-type="float">
            <text:p>25.3333333333333</text:p>
          </table:table-cell>
          <table:table-cell table:formula="of:=[.J18] / 0.75" office:value-type="float" office:value="22.6666666666667" calcext:value-type="float">
            <text:p>22.6666666666667</text:p>
          </table:table-cell>
          <table:table-cell/>
          <table:table-cell table:formula="of:=[.L18] / 0.75" office:value-type="float" office:value="25.3333333333333" calcext:value-type="float">
            <text:p>25.3333333333333</text:p>
          </table:table-cell>
          <table:table-cell table:number-columns-repeated="2"/>
          <table:table-cell table:formula="of:=[.O18] / 0.75" office:value-type="float" office:value="24" calcext:value-type="float">
            <text:p>24</text:p>
          </table:table-cell>
          <table:table-cell table:formula="of:=[.P18] / 0.75" office:value-type="float" office:value="20" calcext:value-type="float">
            <text:p>20</text:p>
          </table:table-cell>
          <table:table-cell table:formula="of:=[.Q18] / 0.75" office:value-type="float" office:value="18.6666666666667" calcext:value-type="float">
            <text:p>18.6666666666667</text:p>
          </table:table-cell>
          <table:table-cell table:formula="of:=[.R18] / 0.75" office:value-type="float" office:value="17.3333333333333" calcext:value-type="float">
            <text:p>17.333333333333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Large, Leading)</text:p>
          </table:table-cell>
          <table:table-cell table:formula="of:=[.B19] / 0.75" office:value-type="float" office:value="57.3333333333333" calcext:value-type="float">
            <text:p>57.3333333333333</text:p>
          </table:table-cell>
          <table:table-cell table:formula="of:=[.C19] / 0.75" office:value-type="float" office:value="49.3333333333333" calcext:value-type="float">
            <text:p>49.3333333333333</text:p>
          </table:table-cell>
          <table:table-cell table:formula="of:=[.D19] / 0.75" office:value-type="float" office:value="40" calcext:value-type="float">
            <text:p>40</text:p>
          </table:table-cell>
          <table:table-cell table:formula="of:=[.E19] / 0.75" office:value-type="float" office:value="37.3333333333333" calcext:value-type="float">
            <text:p>37.3333333333333</text:p>
          </table:table-cell>
          <table:table-cell table:number-columns-repeated="3"/>
          <table:table-cell table:formula="of:=[.I19] / 0.75" office:value-type="float" office:value="32" calcext:value-type="float">
            <text:p>32</text:p>
          </table:table-cell>
          <table:table-cell table:formula="of:=[.J19] / 0.75" office:value-type="float" office:value="29.3333333333333" calcext:value-type="float">
            <text:p>29.3333333333333</text:p>
          </table:table-cell>
          <table:table-cell/>
          <table:table-cell table:formula="of:=[.L19] / 0.75" office:value-type="float" office:value="32" calcext:value-type="float">
            <text:p>32</text:p>
          </table:table-cell>
          <table:table-cell table:number-columns-repeated="2"/>
          <table:table-cell table:formula="of:=[.O19] / 0.75" office:value-type="float" office:value="30.6666666666667" calcext:value-type="float">
            <text:p>30.6666666666667</text:p>
          </table:table-cell>
          <table:table-cell table:formula="of:=[.P19] / 0.75" office:value-type="float" office:value="26.6666666666667" calcext:value-type="float">
            <text:p>26.6666666666667</text:p>
          </table:table-cell>
          <table:table-cell table:formula="of:=[.Q19] / 0.75" office:value-type="float" office:value="25.3333333333333" calcext:value-type="float">
            <text:p>25.3333333333333</text:p>
          </table:table-cell>
          <table:table-cell table:formula="of:=[.R19] / 0.75" office:value-type="float" office:value="24" calcext:value-type="float">
            <text:p>24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xLarge, Size)</text:p>
          </table:table-cell>
          <table:table-cell table:formula="of:=[.B20] / 0.75" office:value-type="float" office:value="50.6666666666667" calcext:value-type="float">
            <text:p>50.6666666666667</text:p>
          </table:table-cell>
          <table:table-cell table:formula="of:=[.C20] / 0.75" office:value-type="float" office:value="42.6666666666667" calcext:value-type="float">
            <text:p>42.6666666666667</text:p>
          </table:table-cell>
          <table:table-cell table:formula="of:=[.D20] / 0.75" office:value-type="float" office:value="34.6666666666667" calcext:value-type="float">
            <text:p>34.6666666666667</text:p>
          </table:table-cell>
          <table:table-cell table:formula="of:=[.E20] / 0.75" office:value-type="float" office:value="32" calcext:value-type="float">
            <text:p>32</text:p>
          </table:table-cell>
          <table:table-cell table:number-columns-repeated="3"/>
          <table:table-cell table:formula="of:=[.I20] / 0.75" office:value-type="float" office:value="28" calcext:value-type="float">
            <text:p>28</text:p>
          </table:table-cell>
          <table:table-cell table:formula="of:=[.J20] / 0.75" office:value-type="float" office:value="25.3333333333333" calcext:value-type="float">
            <text:p>25.3333333333333</text:p>
          </table:table-cell>
          <table:table-cell/>
          <table:table-cell table:formula="of:=[.L20] / 0.75" office:value-type="float" office:value="28" calcext:value-type="float">
            <text:p>28</text:p>
          </table:table-cell>
          <table:table-cell table:number-columns-repeated="2"/>
          <table:table-cell table:formula="of:=[.O20] / 0.75" office:value-type="float" office:value="26.6666666666667" calcext:value-type="float">
            <text:p>26.6666666666667</text:p>
          </table:table-cell>
          <table:table-cell table:formula="of:=[.P20] / 0.75" office:value-type="float" office:value="22.6666666666667" calcext:value-type="float">
            <text:p>22.6666666666667</text:p>
          </table:table-cell>
          <table:table-cell table:formula="of:=[.Q20] / 0.75" office:value-type="float" office:value="21.3333333333333" calcext:value-type="float">
            <text:p>21.3333333333333</text:p>
          </table:table-cell>
          <table:table-cell table:formula="of:=[.R20] / 0.75" office:value-type="float" office:value="20" calcext:value-type="float">
            <text:p>20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xLarge, Leading)</text:p>
          </table:table-cell>
          <table:table-cell table:formula="of:=[.B21] / 0.75" office:value-type="float" office:value="61.3333333333333" calcext:value-type="float">
            <text:p>61.3333333333333</text:p>
          </table:table-cell>
          <table:table-cell table:formula="of:=[.C21] / 0.75" office:value-type="float" office:value="52" calcext:value-type="float">
            <text:p>52</text:p>
          </table:table-cell>
          <table:table-cell table:formula="of:=[.D21] / 0.75" office:value-type="float" office:value="42.6666666666667" calcext:value-type="float">
            <text:p>42.6666666666667</text:p>
          </table:table-cell>
          <table:table-cell table:formula="of:=[.E21] / 0.75" office:value-type="float" office:value="40" calcext:value-type="float">
            <text:p>40</text:p>
          </table:table-cell>
          <table:table-cell table:number-columns-repeated="3"/>
          <table:table-cell table:formula="of:=[.I21] / 0.75" office:value-type="float" office:value="34.6666666666667" calcext:value-type="float">
            <text:p>34.6666666666667</text:p>
          </table:table-cell>
          <table:table-cell table:formula="of:=[.J21] / 0.75" office:value-type="float" office:value="32" calcext:value-type="float">
            <text:p>32</text:p>
          </table:table-cell>
          <table:table-cell/>
          <table:table-cell table:formula="of:=[.L21] / 0.75" office:value-type="float" office:value="34.6666666666667" calcext:value-type="float">
            <text:p>34.6666666666667</text:p>
          </table:table-cell>
          <table:table-cell table:number-columns-repeated="2"/>
          <table:table-cell table:formula="of:=[.O21] / 0.75" office:value-type="float" office:value="33.3333333333333" calcext:value-type="float">
            <text:p>33.3333333333333</text:p>
          </table:table-cell>
          <table:table-cell table:formula="of:=[.P21] / 0.75" office:value-type="float" office:value="29.3333333333333" calcext:value-type="float">
            <text:p>29.3333333333333</text:p>
          </table:table-cell>
          <table:table-cell table:formula="of:=[.Q21] / 0.75" office:value-type="float" office:value="28" calcext:value-type="float">
            <text:p>28</text:p>
          </table:table-cell>
          <table:table-cell table:formula="of:=[.R21] / 0.75" office:value-type="float" office:value="26.6666666666667" calcext:value-type="float">
            <text:p>26.666666666666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xxLarge, Size)</text:p>
          </table:table-cell>
          <table:table-cell table:formula="of:=[.B22] / 0.75" office:value-type="float" office:value="53.3333333333333" calcext:value-type="float">
            <text:p>53.3333333333333</text:p>
          </table:table-cell>
          <table:table-cell table:formula="of:=[.C22] / 0.75" office:value-type="float" office:value="45.3333333333333" calcext:value-type="float">
            <text:p>45.3333333333333</text:p>
          </table:table-cell>
          <table:table-cell table:formula="of:=[.D22] / 0.75" office:value-type="float" office:value="37.3333333333333" calcext:value-type="float">
            <text:p>37.3333333333333</text:p>
          </table:table-cell>
          <table:table-cell table:formula="of:=[.E22] / 0.75" office:value-type="float" office:value="34.6666666666667" calcext:value-type="float">
            <text:p>34.6666666666667</text:p>
          </table:table-cell>
          <table:table-cell table:number-columns-repeated="3"/>
          <table:table-cell table:formula="of:=[.I22] / 0.75" office:value-type="float" office:value="30.6666666666667" calcext:value-type="float">
            <text:p>30.6666666666667</text:p>
          </table:table-cell>
          <table:table-cell table:formula="of:=[.J22] / 0.75" office:value-type="float" office:value="28" calcext:value-type="float">
            <text:p>28</text:p>
          </table:table-cell>
          <table:table-cell/>
          <table:table-cell table:formula="of:=[.L22] / 0.75" office:value-type="float" office:value="30.6666666666667" calcext:value-type="float">
            <text:p>30.6666666666667</text:p>
          </table:table-cell>
          <table:table-cell table:number-columns-repeated="2"/>
          <table:table-cell table:formula="of:=[.O22] / 0.75" office:value-type="float" office:value="29.3333333333333" calcext:value-type="float">
            <text:p>29.3333333333333</text:p>
          </table:table-cell>
          <table:table-cell table:formula="of:=[.P22] / 0.75" office:value-type="float" office:value="25.3333333333333" calcext:value-type="float">
            <text:p>25.3333333333333</text:p>
          </table:table-cell>
          <table:table-cell table:formula="of:=[.Q22] / 0.75" office:value-type="float" office:value="24" calcext:value-type="float">
            <text:p>24</text:p>
          </table:table-cell>
          <table:table-cell table:formula="of:=[.R22] / 0.75" office:value-type="float" office:value="22.6666666666667" calcext:value-type="float">
            <text:p>22.6666666666667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Apple(xxxLarge, Leading)</text:p>
          </table:table-cell>
          <table:table-cell table:formula="of:=[.B23] / 0.75" office:value-type="float" office:value="64" calcext:value-type="float">
            <text:p>64</text:p>
          </table:table-cell>
          <table:table-cell table:formula="of:=[.C23] / 0.75" office:value-type="float" office:value="54.6666666666667" calcext:value-type="float">
            <text:p>54.6666666666667</text:p>
          </table:table-cell>
          <table:table-cell table:formula="of:=[.D23] / 0.75" office:value-type="float" office:value="45.3333333333333" calcext:value-type="float">
            <text:p>45.3333333333333</text:p>
          </table:table-cell>
          <table:table-cell table:formula="of:=[.E23] / 0.75" office:value-type="float" office:value="42.6666666666667" calcext:value-type="float">
            <text:p>42.6666666666667</text:p>
          </table:table-cell>
          <table:table-cell table:number-columns-repeated="3"/>
          <table:table-cell table:formula="of:=[.I23] / 0.75" office:value-type="float" office:value="38.6666666666667" calcext:value-type="float">
            <text:p>38.6666666666667</text:p>
          </table:table-cell>
          <table:table-cell table:formula="of:=[.J23] / 0.75" office:value-type="float" office:value="37.3333333333333" calcext:value-type="float">
            <text:p>37.3333333333333</text:p>
          </table:table-cell>
          <table:table-cell/>
          <table:table-cell table:formula="of:=[.L23] / 0.75" office:value-type="float" office:value="38.6666666666667" calcext:value-type="float">
            <text:p>38.6666666666667</text:p>
          </table:table-cell>
          <table:table-cell table:number-columns-repeated="2"/>
          <table:table-cell table:formula="of:=[.O23] / 0.75" office:value-type="float" office:value="37.3333333333333" calcext:value-type="float">
            <text:p>37.3333333333333</text:p>
          </table:table-cell>
          <table:table-cell table:formula="of:=[.P23] / 0.75" office:value-type="float" office:value="32" calcext:value-type="float">
            <text:p>32</text:p>
          </table:table-cell>
          <table:table-cell table:formula="of:=[.Q23] / 0.75" office:value-type="float" office:value="30.6666666666667" calcext:value-type="float">
            <text:p>30.6666666666667</text:p>
          </table:table-cell>
          <table:table-cell table:formula="of:=[.R23] / 0.75" office:value-type="float" office:value="29.3333333333333" calcext:value-type="float">
            <text:p>29.3333333333333</text:p>
          </table:table-cell>
          <table:table-cell table:number-columns-repeated="100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gMAR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014" table:default-cell-style-name="ce1"/>
        <table:table-row table:style-name="ro5">
          <table:table-cell/>
          <table:table-cell table:style-name="ce3" office:value-type="string" calcext:value-type="string">
            <text:p>Snellen numerator(ft)</text:p>
          </table:table-cell>
          <table:table-cell table:style-name="ce3" office:value-type="string" calcext:value-type="string">
            <text:p>Snellen denominator(ft)</text:p>
          </table:table-cell>
          <table:table-cell table:style-name="ce3" office:value-type="string" calcext:value-type="string">
            <text:p>Snellen numerator(m)</text:p>
          </table:table-cell>
          <table:table-cell table:style-name="ce3" office:value-type="string" calcext:value-type="string">
            <text:p>Snellen Denominator(m)</text:p>
          </table:table-cell>
          <table:table-cell table:style-name="ce3" office:value-type="string" calcext:value-type="string">
            <text:p>Letters</text:p>
          </table:table-cell>
          <table:table-cell table:style-name="ce3" office:value-type="string" calcext:value-type="string">
            <text:p>LogMAR</text:p>
          </table:table-cell>
          <table:table-cell/>
          <table:table-cell table:style-name="ce12" office:value-type="string" calcext:value-type="string">
            <text:p>Distance(m)</text:p>
          </table:table-cell>
          <table:table-cell table:style-name="ce12" office:value-type="string" calcext:value-type="string">
            <text:p>Angle(arcminutes)</text:p>
          </table:table-cell>
          <table:table-cell table:style-name="ce12" office:value-type="string" calcext:value-type="string">
            <text:p>Width or Height(mm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nellen / logMAR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2] * 0.3048; 0)" office:value-type="float" office:value="6" calcext:value-type="float">
            <text:p>6</text:p>
          </table:table-cell>
          <table:table-cell table:formula="of:=ROUNDDOWN([.C2] * 0.3048; 0)"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table:formula="of:=ROUND(LOG([.C2]/[.B2]); 2) - ([.F2]*0.02)" office:value-type="float" office:value="0.4" calcext:value-type="float">
            <text:p>0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table:formula="of:=(2*[.I2]) * TAN(RADIANS([.J2]) / 2)" office:value-type="float" office:value="0.0523602098484188" calcext:value-type="float">
            <text:p>0.052360209848419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3] * 0.3048; 0)" office:value-type="float" office:value="6" calcext:value-type="float">
            <text:p>6</text:p>
          </table:table-cell>
          <table:table-cell table:formula="of:=ROUNDDOWN([.C3] * 0.3048; 0)"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ROUND(LOG([.C3]/[.B3]); 2) - ([.F3]*0.02)" office:value-type="float" office:value="0.38" calcext:value-type="float">
            <text:p>0.3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4] * 0.3048; 0)" office:value-type="float" office:value="6" calcext:value-type="float">
            <text:p>6</text:p>
          </table:table-cell>
          <table:table-cell table:formula="of:=ROUNDDOWN([.C4] * 0.3048; 0)"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table:formula="of:=ROUND(LOG([.C4]/[.B4]); 2) - ([.F4]*0.02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5] * 0.3048; 0)" office:value-type="float" office:value="6" calcext:value-type="float">
            <text:p>6</text:p>
          </table:table-cell>
          <table:table-cell table:formula="of:=ROUNDDOWN([.C5] * 0.3048; 0)"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table:formula="of:=ROUND(LOG([.C5]/[.B5]); 2) - ([.F5]*0.02)" office:value-type="float" office:value="0.34" calcext:value-type="float">
            <text:p>0.3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6] * 0.3048; 0)" office:value-type="float" office:value="6" calcext:value-type="float">
            <text:p>6</text:p>
          </table:table-cell>
          <table:table-cell table:formula="of:=ROUNDDOWN([.C6] * 0.3048; 0)"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ROUND(LOG([.C6]/[.B6]); 2) - ([.F6]*0.02)" office:value-type="float" office:value="0.32" calcext:value-type="float">
            <text:p>0.3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7] * 0.3048; 0)" office:value-type="float" office:value="6" calcext:value-type="float">
            <text:p>6</text:p>
          </table:table-cell>
          <table:table-cell table:formula="of:=ROUNDDOWN([.C7] * 0.3048; 0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LOG([.C7]/[.B7]); 2) - ([.F7]*0.02)" office:value-type="float" office:value="0.3" calcext:value-type="float">
            <text:p>0.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8] * 0.3048; 0)" office:value-type="float" office:value="6" calcext:value-type="float">
            <text:p>6</text:p>
          </table:table-cell>
          <table:table-cell table:formula="of:=ROUNDDOWN([.C8] * 0.3048; 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ROUND(LOG([.C8]/[.B8]); 2) - ([.F8]*0.02)" office:value-type="float" office:value="0.28" calcext:value-type="float">
            <text:p>0.2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9] * 0.3048; 0)" office:value-type="float" office:value="6" calcext:value-type="float">
            <text:p>6</text:p>
          </table:table-cell>
          <table:table-cell table:formula="of:=ROUNDDOWN([.C9] * 0.3048; 0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ROUND(LOG([.C9]/[.B9]); 2) - ([.F9]*0.02)" office:value-type="float" office:value="0.26" calcext:value-type="float">
            <text:p>0.2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10] * 0.3048; 0)" office:value-type="float" office:value="6" calcext:value-type="float">
            <text:p>6</text:p>
          </table:table-cell>
          <table:table-cell table:formula="of:=ROUNDDOWN([.C10] * 0.3048; 0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ROUND(LOG([.C10]/[.B10]); 2) - ([.F10]*0.02)" office:value-type="float" office:value="0.24" calcext:value-type="float">
            <text:p>0.2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11] * 0.3048; 0)" office:value-type="float" office:value="6" calcext:value-type="float">
            <text:p>6</text:p>
          </table:table-cell>
          <table:table-cell table:formula="of:=ROUNDDOWN([.C11] * 0.3048; 0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ROUND(LOG([.C11]/[.B11]); 2) - ([.F11]*0.02)" office:value-type="float" office:value="0.22" calcext:value-type="float">
            <text:p>0.2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12] * 0.3048; 0)" office:value-type="float" office:value="6" calcext:value-type="float">
            <text:p>6</text:p>
          </table:table-cell>
          <table:table-cell table:formula="of:=ROUNDDOWN([.C12] * 0.3048; 0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ROUND(LOG([.C12]/[.B12]); 2) - ([.F12]*0.02)" office:value-type="float" office:value="0.2" calcext:value-type="float">
            <text:p>0.2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isual Acuity Scales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ROUNDDOWN([.B14] * 0.3048; 0)" office:value-type="float" office:value="6" calcext:value-type="float">
            <text:p>6</text:p>
          </table:table-cell>
          <table:table-cell table:formula="of:=ROUNDDOWN([.C14] * 0.3048; 2)" office:value-type="float" office:value="60.96" calcext:value-type="float">
            <text:p>60.96</text:p>
          </table:table-cell>
          <table:table-cell office:value-type="float" office:value="0" calcext:value-type="float">
            <text:p>0</text:p>
          </table:table-cell>
          <table:table-cell table:formula="of:=ROUND(LOG([.C14]/[.B14]); 2) - ([.F14]*0.02)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table:formula="of:=ROUNDDOWN([.B15] * 0.3048; 0)" office:value-type="float" office:value="6" calcext:value-type="float">
            <text:p>6</text:p>
          </table:table-cell>
          <table:table-cell table:formula="of:=ROUNDDOWN([.C15] * 0.3048; 2)" office:value-type="float" office:value="48.76" calcext:value-type="float">
            <text:p>48.76</text:p>
          </table:table-cell>
          <table:table-cell office:value-type="float" office:value="0" calcext:value-type="float">
            <text:p>0</text:p>
          </table:table-cell>
          <table:table-cell table:formula="of:=ROUND(LOG([.C15]/[.B15]); 2) - ([.F15]*0.02)" office:value-type="float" office:value="0.9" calcext:value-type="float">
            <text:p>0.9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table:formula="of:=ROUNDDOWN([.B16] * 0.3048; 0)" office:value-type="float" office:value="6" calcext:value-type="float">
            <text:p>6</text:p>
          </table:table-cell>
          <table:table-cell table:formula="of:=ROUNDDOWN([.C16] * 0.3048; 2)" office:value-type="float" office:value="38.1" calcext:value-type="float">
            <text:p>38.1</text:p>
          </table:table-cell>
          <table:table-cell office:value-type="float" office:value="0" calcext:value-type="float">
            <text:p>0</text:p>
          </table:table-cell>
          <table:table-cell table:formula="of:=ROUND(LOG([.C16]/[.B16]); 2) - ([.F16]*0.02)" office:value-type="float" office:value="0.8" calcext:value-type="float">
            <text:p>0.8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ROUNDDOWN([.B17] * 0.3048; 0)" office:value-type="float" office:value="6" calcext:value-type="float">
            <text:p>6</text:p>
          </table:table-cell>
          <table:table-cell table:formula="of:=ROUNDDOWN([.C17] * 0.3048; 2)" office:value-type="float" office:value="30.48" calcext:value-type="float">
            <text:p>30.48</text:p>
          </table:table-cell>
          <table:table-cell office:value-type="float" office:value="0" calcext:value-type="float">
            <text:p>0</text:p>
          </table:table-cell>
          <table:table-cell table:formula="of:=ROUND(LOG([.C17]/[.B17]); 2) - ([.F17]*0.02)" office:value-type="float" office:value="0.7" calcext:value-type="float">
            <text:p>0.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formula="of:=ROUNDDOWN([.B18] * 0.3048; 0)" office:value-type="float" office:value="6" calcext:value-type="float">
            <text:p>6</text:p>
          </table:table-cell>
          <table:table-cell table:formula="of:=ROUNDDOWN([.C18] * 0.3048; 2)" office:value-type="float" office:value="24.38" calcext:value-type="float">
            <text:p>24.38</text:p>
          </table:table-cell>
          <table:table-cell office:value-type="float" office:value="0" calcext:value-type="float">
            <text:p>0</text:p>
          </table:table-cell>
          <table:table-cell table:formula="of:=ROUND(LOG([.C18]/[.B18]); 2) - ([.F18]*0.02)" office:value-type="float" office:value="0.6" calcext:value-type="float">
            <text:p>0.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formula="of:=ROUNDDOWN([.B19] * 0.3048; 0)" office:value-type="float" office:value="6" calcext:value-type="float">
            <text:p>6</text:p>
          </table:table-cell>
          <table:table-cell table:formula="of:=ROUNDDOWN([.C19] * 0.3048; 2)"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table:formula="of:=ROUND(LOG([.C19]/[.B19]); 2) - ([.F19]*0.02)" office:value-type="float" office:value="0.5" calcext:value-type="float">
            <text:p>0.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ROUNDDOWN([.B20] * 0.3048; 0)" office:value-type="float" office:value="6" calcext:value-type="float">
            <text:p>6</text:p>
          </table:table-cell>
          <table:table-cell table:formula="of:=ROUNDDOWN([.C20] * 0.3048; 2)"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  <table:table-cell table:formula="of:=ROUND(LOG([.C20]/[.B20]); 2) - ([.F20]*0.02)" office:value-type="float" office:value="0.4" calcext:value-type="float">
            <text:p>0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DOWN([.B21] * 0.3048; 0)" office:value-type="float" office:value="6" calcext:value-type="float">
            <text:p>6</text:p>
          </table:table-cell>
          <table:table-cell table:formula="of:=ROUNDDOWN([.C21] * 0.3048; 2)" office:value-type="float" office:value="12.19" calcext:value-type="float">
            <text:p>12.19</text:p>
          </table:table-cell>
          <table:table-cell office:value-type="float" office:value="0" calcext:value-type="float">
            <text:p>0</text:p>
          </table:table-cell>
          <table:table-cell table:formula="of:=ROUND(LOG([.C21]/[.B21]); 2) - ([.F21]*0.02)" office:value-type="float" office:value="0.3" calcext:value-type="float">
            <text:p>0.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ROUNDDOWN([.B22] * 0.3048; 0)" office:value-type="float" office:value="6" calcext:value-type="float">
            <text:p>6</text:p>
          </table:table-cell>
          <table:table-cell table:formula="of:=ROUNDDOWN([.C22] * 0.3048; 2)"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 table:formula="of:=ROUND(LOG([.C22]/[.B22]); 2) - ([.F22]*0.02)" office:value-type="float" office:value="0.2" calcext:value-type="float">
            <text:p>0.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ROUNDDOWN([.B23] * 0.3048; 0)" office:value-type="float" office:value="6" calcext:value-type="float">
            <text:p>6</text:p>
          </table:table-cell>
          <table:table-cell table:formula="of:=ROUNDDOWN([.C23] * 0.3048; 2)" office:value-type="float" office:value="7.62" calcext:value-type="float">
            <text:p>7.62</text:p>
          </table:table-cell>
          <table:table-cell office:value-type="float" office:value="0" calcext:value-type="float">
            <text:p>0</text:p>
          </table:table-cell>
          <table:table-cell table:formula="of:=ROUND(LOG([.C23]/[.B23]); 2) - ([.F23]*0.02)" office:value-type="float" office:value="0.1" calcext:value-type="float">
            <text:p>0.1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20" calcext:value-type="float">
            <text:p>20</text:p>
          </table:table-cell>
          <table:table-cell table:formula="of:=ROUNDDOWN([.B24] * 0.3048; 0)" office:value-type="float" office:value="6" calcext:value-type="float">
            <text:p>6</text:p>
          </table:table-cell>
          <table:table-cell table:formula="of:=ROUNDDOWN([.C24] * 0.3048; 2)" office:value-type="float" office:value="6.09" calcext:value-type="float">
            <text:p>6.09</text:p>
          </table:table-cell>
          <table:table-cell office:value-type="float" office:value="0" calcext:value-type="float">
            <text:p>0</text:p>
          </table:table-cell>
          <table:table-cell table:formula="of:=ROUND(LOG([.C24]/[.B24]); 2) - ([.F24]*0.02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ROUNDDOWN([.B25] * 0.3048; 0)" office:value-type="float" office:value="6" calcext:value-type="float">
            <text:p>6</text:p>
          </table:table-cell>
          <table:table-cell table:formula="of:=ROUNDDOWN([.C25] * 0.3048; 2)" office:value-type="float" office:value="4.87" calcext:value-type="float">
            <text:p>4.87</text:p>
          </table:table-cell>
          <table:table-cell office:value-type="float" office:value="0" calcext:value-type="float">
            <text:p>0</text:p>
          </table:table-cell>
          <table:table-cell table:formula="of:=ROUND(LOG([.C25]/[.B25]); 2) - ([.F25]*0.02)" office:value-type="float" office:value="-0.1" calcext:value-type="float">
            <text:p>-0.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2.5" calcext:value-type="float">
            <text:p>12.5</text:p>
          </table:table-cell>
          <table:table-cell table:formula="of:=ROUNDDOWN([.B26] * 0.3048; 0)" office:value-type="float" office:value="6" calcext:value-type="float">
            <text:p>6</text:p>
          </table:table-cell>
          <table:table-cell table:formula="of:=ROUNDDOWN([.C26] * 0.3048; 2)" office:value-type="float" office:value="3.81" calcext:value-type="float">
            <text:p>3.81</text:p>
          </table:table-cell>
          <table:table-cell office:value-type="float" office:value="0" calcext:value-type="float">
            <text:p>0</text:p>
          </table:table-cell>
          <table:table-cell table:formula="of:=ROUND(LOG([.C26]/[.B26]); 2) - ([.F26]*0.02)" office:value-type="float" office:value="-0.2" calcext:value-type="float">
            <text:p>-0.2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ROUNDDOWN([.B27] * 0.3048; 0)" office:value-type="float" office:value="6" calcext:value-type="float">
            <text:p>6</text:p>
          </table:table-cell>
          <table:table-cell table:formula="of:=ROUNDDOWN([.C27] * 0.3048; 2)"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table:formula="of:=ROUND(LOG([.C27]/[.B27]); 2) - ([.F27]*0.02)" office:value-type="float" office:value="-0.3" calcext:value-type="float">
            <text:p>-0.3</text:p>
          </table:table-cell>
          <table:table-cell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LogMAR.I1:LogMAR.K1">
            <calcext:condition calcext:apply-style-name="cf3" calcext:value="formula-is(AND(COUNTIF([.$I$1:.$K$1]; [.I1])&gt;1;NOT(ISBLANK([.I1]))))" calcext:base-cell-address="Real_World_Guidelines.I1"/>
          </calcext:conditional-format>
        </calcext:conditional-formats>
      </table:table>
      <table:table table:name="Musical" table:style-name="ta4">
        <table:table-column table:style-name="co16" table:default-cell-style-name="ce1"/>
        <table:table-column table:style-name="co19" table:default-cell-style-name="ce1"/>
        <table:table-column table:style-name="co10" table:default-cell-style-name="ce1"/>
        <table:table-column table:style-name="co20" table:default-cell-style-name="ce1"/>
        <table:table-column table:style-name="co10" table:number-columns-repeated="5" table:default-cell-style-name="ce1"/>
        <table:table-column table:style-name="co21" table:default-cell-style-name="ce1"/>
        <table:table-column table:style-name="co10" table:number-columns-repeated="1014" table:default-cell-style-name="ce1"/>
        <table:table-row table:style-name="ro1">
          <table:table-cell table:style-name="ce2" office:value-type="string" calcext:value-type="string">
            <text:p>Interval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Number of semitones</text:p>
          </table:table-cell>
          <table:table-cell table:style-name="ce3" office:value-type="string" calcext:value-type="string">
            <text:p>Intervals(Minor, Major, Perfect)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Interval(Augmented or Diminished)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Alias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Pitch Ratio(5-limit tuning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Frequency(Hz)</text:p>
          </table:table-cell>
          <table:table-cell table:number-columns-repeated="1013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erfect unis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Diminished second</text:p>
          </table:table-cell>
          <table:table-cell office:value-type="string" calcext:value-type="string">
            <text:p>d2</text:p>
          </table:table-cell>
          <table:table-cell table:number-columns-repeated="2"/>
          <table:table-cell table:style-name="ce7" office:value-type="time" office:time-value="PT01H01M00S" calcext:value-type="time">
            <text:p>1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[2^{0 \over 12}](https://render.githubusercontent.com/render/math?math=\large%202^{0%20\over%2012})</text:p>
          </table:table-cell>
          <table:table-cell office:value-type="float" office:value="440" calcext:value-type="float">
            <text:p>440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nor second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ugmented unison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emitone</text:p>
          </table:table-cell>
          <table:table-cell office:value-type="string" calcext:value-type="string">
            <text:p>S</text:p>
          </table:table-cell>
          <table:table-cell table:style-name="ce7" office:value-type="time" office:time-value="PT16H15M00S" calcext:value-type="time">
            <text:p>16:15</text:p>
          </table:table-cell>
          <table:table-cell office:value-type="float" office:value="1.067" calcext:value-type="float">
            <text:p>1.067</text:p>
          </table:table-cell>
          <table:table-cell office:value-type="string" calcext:value-type="string">
            <text:p>![2^{1 \over 12}](https://render.githubusercontent.com/render/math?math=\large%202^{1%20\over%2012})</text:p>
          </table:table-cell>
          <table:table-cell office:value-type="float" office:value="466.16" calcext:value-type="float">
            <text:p>466.16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jor second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Diminished thir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T</text:p>
          </table:table-cell>
          <table:table-cell table:style-name="ce7" office:value-type="time" office:time-value="PT09H08M00S" calcext:value-type="time">
            <text:p>9:08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![2^{2 \over 12}](https://render.githubusercontent.com/render/math?math=\large%202^{2%20\over%2012})</text:p>
          </table:table-cell>
          <table:table-cell office:value-type="float" office:value="493.88" calcext:value-type="float">
            <text:p>493.88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inor third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ugmented second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style-name="ce7" office:value-type="time" office:time-value="PT06H05M00S" calcext:value-type="time">
            <text:p>6:0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![2^{3 \over 12}](https://render.githubusercontent.com/render/math?math=\large%202^{3%20\over%2012})</text:p>
          </table:table-cell>
          <table:table-cell office:value-type="float" office:value="523.25" calcext:value-type="float">
            <text:p>523.25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jor third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iminished fourth</text:p>
          </table:table-cell>
          <table:table-cell office:value-type="string" calcext:value-type="string">
            <text:p>d4</text:p>
          </table:table-cell>
          <table:table-cell table:number-columns-repeated="2"/>
          <table:table-cell table:style-name="ce7" office:value-type="time" office:time-value="PT05H04M00S" calcext:value-type="time">
            <text:p>5:0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![2^{4 \over 12}](https://render.githubusercontent.com/render/math?math=\large%202^{4%20\over%2012})</text:p>
          </table:table-cell>
          <table:table-cell office:value-type="float" office:value="554.37" calcext:value-type="float">
            <text:p>554.37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erfect fourth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Augmented third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style-name="ce7" office:value-type="time" office:time-value="PT04H03M00S" calcext:value-type="time">
            <text:p>4:03</text:p>
          </table:table-cell>
          <table:table-cell office:value-type="float" office:value="1.333" calcext:value-type="float">
            <text:p>1.333</text:p>
          </table:table-cell>
          <table:table-cell office:value-type="string" calcext:value-type="string">
            <text:p>![2^{5 \over 12}](https://render.githubusercontent.com/render/math?math=\large%202^{5%20\over%2012})</text:p>
          </table:table-cell>
          <table:table-cell office:value-type="float" office:value="587.33" calcext:value-type="float">
            <text:p>587.33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iminished fifth / Augmented fourth</text:p>
          </table:table-cell>
          <table:table-cell office:value-type="string" calcext:value-type="string">
            <text:p>d5 / A4</text:p>
          </table:table-cell>
          <table:table-cell office:value-type="string" calcext:value-type="string">
            <text:p>Tritone</text:p>
          </table:table-cell>
          <table:table-cell office:value-type="string" calcext:value-type="string">
            <text:p>TT</text:p>
          </table:table-cell>
          <table:table-cell table:style-name="ce8" office:value-type="time" office:time-value="PT45H32M00S" calcext:value-type="time">
            <text:p>45:32:00</text:p>
          </table:table-cell>
          <table:table-cell office:value-type="float" office:value="1.414" calcext:value-type="float">
            <text:p>1.414</text:p>
          </table:table-cell>
          <table:table-cell office:value-type="string" calcext:value-type="string">
            <text:p>![2^{6 \over 12}](https://render.githubusercontent.com/render/math?math=\large%202^{6%20\over%2012})</text:p>
          </table:table-cell>
          <table:table-cell office:value-type="float" office:value="622.25" calcext:value-type="float">
            <text:p>622.25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erfect fifth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Diminished sixth</text:p>
          </table:table-cell>
          <table:table-cell office:value-type="string" calcext:value-type="string">
            <text:p>d6</text:p>
          </table:table-cell>
          <table:table-cell table:number-columns-repeated="2"/>
          <table:table-cell table:style-name="ce7" office:value-type="time" office:time-value="PT03H02M00S" calcext:value-type="time">
            <text:p>3:0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![2^{7 \over 12}](https://render.githubusercontent.com/render/math?math=\large%202^{7%20\over%2012})</text:p>
          </table:table-cell>
          <table:table-cell office:value-type="float" office:value="659.26" calcext:value-type="float">
            <text:p>659.26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Minor sixth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Augmented fifth</text:p>
          </table:table-cell>
          <table:table-cell office:value-type="string" calcext:value-type="string">
            <text:p>A5</text:p>
          </table:table-cell>
          <table:table-cell table:number-columns-repeated="2"/>
          <table:table-cell table:style-name="ce7" office:value-type="time" office:time-value="PT08H05M00S" calcext:value-type="time">
            <text:p>8:0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![2^{8 \over 12}](https://render.githubusercontent.com/render/math?math=\large%202^{8%20\over%2012})</text:p>
          </table:table-cell>
          <table:table-cell office:value-type="float" office:value="698.46" calcext:value-type="float">
            <text:p>698.46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Major sixth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Diminished seventh</text:p>
          </table:table-cell>
          <table:table-cell office:value-type="string" calcext:value-type="string">
            <text:p>d7</text:p>
          </table:table-cell>
          <table:table-cell table:number-columns-repeated="2"/>
          <table:table-cell table:style-name="ce7" office:value-type="time" office:time-value="PT05H03M00S" calcext:value-type="time">
            <text:p>5:03</text:p>
          </table:table-cell>
          <table:table-cell office:value-type="float" office:value="1.667" calcext:value-type="float">
            <text:p>1.667</text:p>
          </table:table-cell>
          <table:table-cell office:value-type="string" calcext:value-type="string">
            <text:p>![2^{9 \over 12}](https://render.githubusercontent.com/render/math?math=\large%202^{9%20\over%2012})</text:p>
          </table:table-cell>
          <table:table-cell office:value-type="float" office:value="739.99" calcext:value-type="float">
            <text:p>739.99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Minor seventh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Augmented sixth</text:p>
          </table:table-cell>
          <table:table-cell office:value-type="string" calcext:value-type="string">
            <text:p>A6</text:p>
          </table:table-cell>
          <table:table-cell table:number-columns-repeated="2"/>
          <table:table-cell table:style-name="ce7" office:value-type="time" office:time-value="PT16H09M00S" calcext:value-type="time">
            <text:p>16:09</text:p>
          </table:table-cell>
          <table:table-cell office:value-type="float" office:value="1.778" calcext:value-type="float">
            <text:p>1.778</text:p>
          </table:table-cell>
          <table:table-cell office:value-type="string" calcext:value-type="string">
            <text:p>![2^{10 \over 12}](https://render.githubusercontent.com/render/math?math=\large%202^{10%20\over%2012})</text:p>
          </table:table-cell>
          <table:table-cell office:value-type="float" office:value="783.99" calcext:value-type="float">
            <text:p>783.99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Major seventh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iminished octave</text:p>
          </table:table-cell>
          <table:table-cell office:value-type="string" calcext:value-type="string">
            <text:p>d8</text:p>
          </table:table-cell>
          <table:table-cell table:number-columns-repeated="2"/>
          <table:table-cell table:style-name="ce7" office:value-type="time" office:time-value="PT15H08M00S" calcext:value-type="time">
            <text:p>15:08</text:p>
          </table:table-cell>
          <table:table-cell office:value-type="float" office:value="1.875" calcext:value-type="float">
            <text:p>1.875</text:p>
          </table:table-cell>
          <table:table-cell office:value-type="string" calcext:value-type="string">
            <text:p>![2^{11 \over 12}](https://render.githubusercontent.com/render/math?math=\large%202^{11%20\over%2012})</text:p>
          </table:table-cell>
          <table:table-cell office:value-type="float" office:value="830.61" calcext:value-type="float">
            <text:p>830.61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erfect Octave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ugmented seventh</text:p>
          </table:table-cell>
          <table:table-cell office:value-type="string" calcext:value-type="string">
            <text:p>A7</text:p>
          </table:table-cell>
          <table:table-cell table:number-columns-repeated="2"/>
          <table:table-cell table:style-name="ce7" office:value-type="time" office:time-value="PT02H01M00S" calcext:value-type="time">
            <text:p>2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[2^{12 \over 12}](https://render.githubusercontent.com/render/math?math=\large%202^{12%20\over%2012})</text:p>
          </table:table-cell>
          <table:table-cell office:value-type="float" office:value="880" calcext:value-type="float">
            <text:p>88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Scal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Number of notes</text:p>
          </table:table-cell>
          <table:table-cell table:style-name="ce3" office:value-type="string" calcext:value-type="string">
            <text:p>number of different pitch class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notonic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toni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itonic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tratonic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ntatonic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xatonic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ptatonic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ctatonic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catonic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hromatic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hord</text:p>
          </table:table-cell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Integer Notation</text:p>
          </table:table-cell>
          <table:table-cell table:style-name="ce3"/>
          <table:table-cell table:style-name="ce3" office:value-type="string" calcext:value-type="string">
            <text:p>Classific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jor </text:p>
          </table:table-cell>
          <table:table-cell office:value-type="string" calcext:value-type="string">
            <text:p>C-E-G</text:p>
          </table:table-cell>
          <table:table-cell office:value-type="string" calcext:value-type="string">
            <text:p>0-4-7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Tri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nor</text:p>
          </table:table-cell>
          <table:table-cell office:value-type="string" calcext:value-type="string">
            <text:p>C-E<text:span text:style-name="T4">♭</text:span>-G</text:p>
          </table:table-cell>
          <table:table-cell office:value-type="string" calcext:value-type="string">
            <text:p>0-3-7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Tri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C<text:span text:style-name="T4">♭</text:span>-E<text:span text:style-name="T4">♭</text:span>-G</text:p>
          </table:table-cell>
          <table:table-cell office:value-type="string" calcext:value-type="string">
            <text:p>0-4-8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Tria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minished</text:p>
          </table:table-cell>
          <table:table-cell office:value-type="string" calcext:value-type="string">
            <text:p>C-E<text:span text:style-name="T4">♭</text:span>-G<text:span text:style-name="T4">♭</text:span></text:p>
          </table:table-cell>
          <table:table-cell office:value-type="string" calcext:value-type="string">
            <text:p>0-3-6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Tri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spended4</text:p>
          </table:table-cell>
          <table:table-cell office:value-type="string" calcext:value-type="string">
            <text:p>C-F-G</text:p>
          </table:table-cell>
          <table:table-cell office:value-type="string" calcext:value-type="string">
            <text:p>0-5-7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Tri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spended2</text:p>
          </table:table-cell>
          <table:table-cell office:value-type="string" calcext:value-type="string">
            <text:p>C-D-G</text:p>
          </table:table-cell>
          <table:table-cell office:value-type="string" calcext:value-type="string">
            <text:p>0-2-7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Tria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jor </text:p>
          </table:table-cell>
          <table:table-cell office:value-type="string" calcext:value-type="string">
            <text:p>C-E-G-B</text:p>
          </table:table-cell>
          <table:table-cell office:value-type="string" calcext:value-type="string">
            <text:p>0-4-7-11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nor</text:p>
          </table:table-cell>
          <table:table-cell office:value-type="string" calcext:value-type="string">
            <text:p>C-E<text:span text:style-name="T4">♭</text:span>-G-B<text:span text:style-name="T4">♭</text:span></text:p>
          </table:table-cell>
          <table:table-cell office:value-type="string" calcext:value-type="string">
            <text:p>0-3-7-10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ant</text:p>
          </table:table-cell>
          <table:table-cell office:value-type="string" calcext:value-type="string">
            <text:p>C-E-G-B<text:span text:style-name="T4">♭</text:span></text:p>
          </table:table-cell>
          <table:table-cell office:value-type="string" calcext:value-type="string">
            <text:p>0-4-7-10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ant seventh flat five</text:p>
          </table:table-cell>
          <table:table-cell office:value-type="string" calcext:value-type="string">
            <text:p>C-E-G<text:span text:style-name="T4">♭</text:span>-B<text:span text:style-name="T4">♭</text:span></text:p>
          </table:table-cell>
          <table:table-cell office:value-type="string" calcext:value-type="string">
            <text:p>0-4-6-10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minished</text:p>
          </table:table-cell>
          <table:table-cell office:value-type="string" calcext:value-type="string">
            <text:p>C-E<text:span text:style-name="T4">♭</text:span>-G<text:span text:style-name="T4">♭</text:span>-B<text:span text:style-name="T4">♭♭</text:span></text:p>
          </table:table-cell>
          <table:table-cell office:value-type="string" calcext:value-type="string">
            <text:p>0-3-6-9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f-Diminished</text:p>
          </table:table-cell>
          <table:table-cell office:value-type="string" calcext:value-type="string">
            <text:p>C-E<text:span text:style-name="T4">♭</text:span>-G<text:span text:style-name="T4">♭</text:span>-B<text:span text:style-name="T4">♭</text:span></text:p>
          </table:table-cell>
          <table:table-cell office:value-type="string" calcext:value-type="string">
            <text:p>0-3-6-10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minished Major</text:p>
          </table:table-cell>
          <table:table-cell office:value-type="string" calcext:value-type="string">
            <text:p>C-E<text:span text:style-name="T4">♭</text:span>-G<text:span text:style-name="T4">♭</text:span>-B</text:p>
          </table:table-cell>
          <table:table-cell office:value-type="string" calcext:value-type="string">
            <text:p>0-3-6-11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nor-Major</text:p>
          </table:table-cell>
          <table:table-cell office:value-type="string" calcext:value-type="string">
            <text:p>C-E<text:span text:style-name="T4">♭</text:span>-G-B</text:p>
          </table:table-cell>
          <table:table-cell office:value-type="string" calcext:value-type="string">
            <text:p>0-3-7-11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gmented Major</text:p>
          </table:table-cell>
          <table:table-cell office:value-type="string" calcext:value-type="string">
            <text:p>C-E-G<text:span text:style-name="T4">♯</text:span>-B</text:p>
          </table:table-cell>
          <table:table-cell office:value-type="string" calcext:value-type="string">
            <text:p>0-4-8-11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gmented Minor</text:p>
          </table:table-cell>
          <table:table-cell office:value-type="string" calcext:value-type="string">
            <text:p>C-E-G<text:span text:style-name="T4">♯</text:span>-B<text:span text:style-name="T4">♭</text:span></text:p>
          </table:table-cell>
          <table:table-cell office:value-type="string" calcext:value-type="string">
            <text:p>0-4-8-10</text:p>
          </table:table-cell>
          <table:table-cell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ltered Seventh</text:p>
          </table:table-cell>
          <table:table-cell table:style-name="ce9"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ndominant</text:p>
          </table:table-cell>
          <table:table-cell table:style-name="ce9"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monic Seventh</text:p>
          </table:table-cell>
          <table:table-cell table:style-name="ce9"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orm</text:p>
          </table:table-cell>
          <table:table-cell office:value-type="string" calcext:value-type="string">
            <text:p>Sevent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nth</text:p>
          </table:table-cell>
          <table:table-cell table:style-name="ce9"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orm</text:p>
          </table:table-cell>
          <table:table-cell office:value-type="string" calcext:value-type="string">
            <text:p>Exten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leventh</text:p>
          </table:table-cell>
          <table:table-cell table:style-name="ce9"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orm</text:p>
          </table:table-cell>
          <table:table-cell office:value-type="string" calcext:value-type="string">
            <text:p>Exten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rteenth</text:p>
          </table:table-cell>
          <table:table-cell table:style-name="ce9"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orm</text:p>
          </table:table-cell>
          <table:table-cell office:value-type="string" calcext:value-type="string">
            <text:p>Exten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pper Structure</text:p>
          </table:table-cell>
          <table:table-cell table:style-name="ce9"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orm</text:p>
          </table:table-cell>
          <table:table-cell office:value-type="string" calcext:value-type="string">
            <text:p>Extende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minant 7<text:span text:style-name="T2">♯</text:span><text:span text:style-name="T3">9</text:span></text:p>
          </table:table-cell>
          <table:table-cell table:style-name="ce9"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orm</text:p>
          </table:table-cell>
          <table:table-cell office:value-type="string" calcext:value-type="string">
            <text:p>Exten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ychord</text:p>
          </table:table-cell>
          <table:table-cell table:style-name="ce9"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form</text:p>
          </table:table-cell>
          <table:table-cell office:value-type="string" calcext:value-type="string">
            <text:p>Exten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ne Cluster</text:p>
          </table:table-cell>
          <table:table-cell table:style-name="ce9" office:value-type="string" calcext:value-type="string">
            <text:p>TODO</text:p>
          </table:table-cell>
          <table:table-cell table:number-columns-repeated="1022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1" svg:font-family="" style:font-family-generic="modern" style:font-pitch="variable" style:font-charset="x-symbol"/>
    <style:font-face style:name="Liberation Sans1" svg:font-family="'Liberation Sans'"/>
    <style:font-face style:name="Segoe UI Symbol" svg:font-family="'Segoe UI Symbol'"/>
    <style:font-face style:name="맑은 고딕" svg:font-family="'맑은 고딕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" style:language-asian="ko" style:country-asian="KR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48">
      <number:hours/>
      <number:text>:</number:text>
      <number:minute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 style:data-style-name="N0">
      <style:table-cell-properties fo:background-color="#ffc7ce"/>
      <style:text-properties fo:color="#9c0006"/>
    </style:style>
    <style:style style:name="cf2" style:family="table-cell" style:parent-style-name="Default" style:data-style-name="N0">
      <style:table-cell-properties fo:background-color="#ffc7ce"/>
      <style:text-properties fo:color="#9c0006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font-size="24pt" fo:font-weight="bold" style:font-size-asian="24pt" style:font-weight-asian="bold" style:font-size-complex="24pt" style:font-weight-complex="bold"/>
    </style:style>
    <style:style style:name="cf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0-05-06T18:20:51Z</meta:creation-date>
    <dc:date>2021-03-26T11:14:58.316790665</dc:date>
    <meta:editing-cycles>48</meta:editing-cycles>
    <meta:editing-duration>PT15H31M47S</meta:editing-duration>
    <meta:document-statistic meta:table-count="5" meta:cell-count="1188" meta:object-count="0"/>
  </office:meta>
</office:document-meta>
</file>